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 Mono2" svg:font-family="'JetBrains Mono'"/>
    <style:font-face style:name="Lohit Devanagari1" svg:font-family="'Lohit Devanagari'"/>
    <style:font-face style:name="Lora" svg:font-family="Lora, serif"/>
    <style:font-face style:name="JetBrains Mono1"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7cm" table:align="left"/>
    </style:style>
    <style:style style:name="Table1.A" style:family="table-column">
      <style:table-column-properties style:column-width="3.029cm"/>
    </style:style>
    <style:style style:name="Table1.B" style:family="table-column">
      <style:table-column-properties style:column-width="2.849cm"/>
    </style:style>
    <style:style style:name="Table1.A1" style:family="table-cell">
      <style:table-cell-properties style:vertical-align="middle" fo:padding="0.049cm" fo:border="none"/>
    </style:style>
    <style:style style:name="P1" style:family="paragraph" style:parent-style-name="Heading_20_3">
      <style:text-properties fo:color="#808080" style:font-name="JetBrains Mono" fo:font-size="10pt" fo:font-style="normal" fo:font-weight="bold" officeooo:paragraph-rsid="0002e658" style:font-size-asian="10pt" style:font-style-asian="normal" style:font-weight-asian="bold" style:font-weight-complex="bold"/>
    </style:style>
    <style:style style:name="P2" style:family="paragraph" style:parent-style-name="Heading_20_3">
      <style:text-properties officeooo:paragraph-rsid="002e5dd2"/>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499cm" loext:contextual-spacing="false"/>
      <style:text-properties officeooo:paragraph-rsid="00075fef"/>
    </style:style>
    <style:style style:name="P6" style:family="paragraph" style:parent-style-name="Standard">
      <style:paragraph-properties fo:margin-top="0cm" fo:margin-bottom="0.499cm" loext:contextual-spacing="false"/>
      <style:text-properties officeooo:paragraph-rsid="000b12b0"/>
    </style:style>
    <style:style style:name="P7" style:family="paragraph" style:parent-style-name="Text_20_body">
      <style:paragraph-properties fo:margin-top="0cm" fo:margin-bottom="0.499cm" loext:contextual-spacing="false"/>
    </style:style>
    <style:style style:name="P8" style:family="paragraph" style:parent-style-name="Preformatted_20_Text">
      <style:text-properties fo:font-size="12pt" fo:font-weight="bold" officeooo:paragraph-rsid="0002e658" style:font-size-asian="12pt" style:font-weight-asian="bold" style:font-size-complex="12pt" style:font-weight-complex="bold"/>
    </style:style>
    <style:style style:name="P9" style:family="paragraph" style:parent-style-name="Preformatted_20_Text">
      <style:text-properties officeooo:paragraph-rsid="00057022"/>
    </style:style>
    <style:style style:name="P10" style:family="paragraph" style:parent-style-name="Standard">
      <style:text-properties officeooo:paragraph-rsid="0002e658"/>
    </style:style>
    <style:style style:name="P11" style:family="paragraph" style:parent-style-name="Standard">
      <style:text-properties fo:font-size="12pt" fo:font-weight="bold" officeooo:paragraph-rsid="001628fa" style:font-size-asian="12pt" style:font-weight-asian="bold" style:font-size-complex="12pt" style:font-weight-complex="bold"/>
    </style:style>
    <style:style style:name="P12" style:family="paragraph" style:parent-style-name="Standard">
      <style:text-properties officeooo:paragraph-rsid="00057022"/>
    </style:style>
    <style:style style:name="P13" style:family="paragraph" style:parent-style-name="Standard">
      <style:text-properties officeooo:paragraph-rsid="0012214f"/>
    </style:style>
    <style:style style:name="P14" style:family="paragraph" style:parent-style-name="Standard">
      <style:text-properties officeooo:paragraph-rsid="0013fea4"/>
    </style:style>
    <style:style style:name="P15" style:family="paragraph" style:parent-style-name="Standard">
      <style:text-properties officeooo:paragraph-rsid="00159481"/>
    </style:style>
    <style:style style:name="P16" style:family="paragraph" style:parent-style-name="Standard">
      <style:text-properties fo:color="#000000"/>
    </style:style>
    <style:style style:name="P17" style:family="paragraph" style:parent-style-name="Standard">
      <style:text-properties fo:color="#000000" fo:font-weight="bold" style:font-weight-asian="bold" style:font-weight-complex="bold"/>
    </style:style>
    <style:style style:name="P18" style:family="paragraph" style:parent-style-name="Standard">
      <style:text-properties fo:color="#000000" officeooo:paragraph-rsid="0012214f"/>
    </style:style>
    <style:style style:name="P19" style:family="paragraph" style:parent-style-name="Standard">
      <style:text-properties fo:color="#000000" officeooo:paragraph-rsid="00128175"/>
    </style:style>
    <style:style style:name="P20" style:family="paragraph" style:parent-style-name="Standard">
      <style:text-properties fo:color="#000000" officeooo:paragraph-rsid="0013fea4"/>
    </style:style>
    <style:style style:name="P21" style:family="paragraph" style:parent-style-name="Standard">
      <style:text-properties fo:color="#000000" officeooo:rsid="00159481" officeooo:paragraph-rsid="00159481"/>
    </style:style>
    <style:style style:name="P22" style:family="paragraph" style:parent-style-name="Standard">
      <style:text-properties fo:color="#000000" style:font-name="Lora"/>
    </style:style>
    <style:style style:name="P23" style:family="paragraph" style:parent-style-name="Standard">
      <style:text-properties fo:color="#808080" style:font-name="JetBrains Mono" fo:font-size="12pt" fo:font-style="normal" fo:font-weight="bold" officeooo:paragraph-rsid="0002e658" style:font-size-asian="12pt" style:font-style-asian="normal" style:font-weight-asian="bold" style:font-size-complex="12pt" style:font-weight-complex="bold"/>
    </style:style>
    <style:style style:name="P24" style:family="paragraph" style:parent-style-name="Standard">
      <style:text-properties fo:color="#808080" style:font-name="JetBrains Mono" fo:font-size="12pt" fo:font-style="normal" fo:font-weight="bold" officeooo:paragraph-rsid="001628fa" style:font-size-asian="12pt" style:font-style-asian="normal" style:font-weight-asian="bold" style:font-size-complex="12pt" style:font-weight-complex="bold"/>
    </style:style>
    <style:style style:name="P25" style:family="paragraph" style:parent-style-name="Standard">
      <style:text-properties fo:color="#808080" style:font-name="JetBrains Mono" fo:font-size="10pt" fo:font-style="normal" fo:font-weight="normal" officeooo:paragraph-rsid="00057022" style:font-size-asian="10pt" style:font-style-asian="normal" style:font-weight-asian="normal"/>
    </style:style>
    <style:style style:name="P26" style:family="paragraph" style:parent-style-name="Standard">
      <style:text-properties fo:color="#808080" style:font-name="JetBrains Mono" fo:font-size="10pt" fo:font-style="normal" fo:font-weight="normal" officeooo:paragraph-rsid="0002e658" style:font-size-asian="10pt" style:font-style-asian="normal" style:font-weight-asian="normal"/>
    </style:style>
    <style:style style:name="P27" style:family="paragraph" style:parent-style-name="Standard">
      <style:text-properties fo:color="#808080" style:font-name="Liberation Mono" fo:font-size="14pt" fo:font-style="normal" fo:font-weight="normal" officeooo:paragraph-rsid="0002e658" style:font-size-asian="14pt" style:font-style-asian="normal" style:font-weight-asian="normal" style:font-size-complex="14pt" style:font-weight-complex="normal"/>
    </style:style>
    <style:style style:name="P28" style:family="paragraph" style:parent-style-name="Standard">
      <style:text-properties officeooo:paragraph-rsid="0018362b"/>
    </style:style>
    <style:style style:name="P29" style:family="paragraph" style:parent-style-name="Standard">
      <style:text-properties officeooo:paragraph-rsid="001a146a"/>
    </style:style>
    <style:style style:name="P30" style:family="paragraph" style:parent-style-name="Standard">
      <style:text-properties officeooo:rsid="001c5a0d" officeooo:paragraph-rsid="001c5a0d"/>
    </style:style>
    <style:style style:name="P31" style:family="paragraph" style:parent-style-name="Standard">
      <style:text-properties officeooo:paragraph-rsid="001f449b"/>
    </style:style>
    <style:style style:name="P32" style:family="paragraph" style:parent-style-name="Standard">
      <style:text-properties officeooo:paragraph-rsid="0027204c"/>
    </style:style>
    <style:style style:name="P33" style:family="paragraph" style:parent-style-name="Standard">
      <style:text-properties officeooo:paragraph-rsid="002ba7f7"/>
    </style:style>
    <style:style style:name="P34" style:family="paragraph" style:parent-style-name="Standard">
      <style:text-properties officeooo:paragraph-rsid="002d1f1e"/>
    </style:style>
    <style:style style:name="P35" style:family="paragraph" style:parent-style-name="Standard">
      <style:text-properties officeooo:paragraph-rsid="002e5dd2"/>
    </style:style>
    <style:style style:name="P36" style:family="paragraph" style:parent-style-name="Standard">
      <loext:graphic-properties draw:fill="solid" draw:fill-color="#2b2b2b"/>
      <style:paragraph-properties fo:background-color="#2b2b2b" fo:padding="0cm" fo:border="none"/>
    </style:style>
    <style:style style:name="P37" style:family="paragraph" style:parent-style-name="Table_20_Contents">
      <style:paragraph-properties fo:text-align="start" style:justify-single-word="false"/>
    </style:style>
    <style:style style:name="P38" style:family="paragraph" style:parent-style-name="Table_20_Heading">
      <style:paragraph-properties fo:text-align="center" style:justify-single-word="false"/>
    </style:style>
    <style:style style:name="P39" style:family="paragraph" style:parent-style-name="Text_20_body">
      <style:text-properties officeooo:paragraph-rsid="0002e658"/>
    </style:style>
    <style:style style:name="P40" style:family="paragraph" style:parent-style-name="Text_20_body">
      <style:text-properties fo:font-size="12pt" fo:font-weight="bold" officeooo:paragraph-rsid="001628fa" style:font-size-asian="12pt" style:font-weight-asian="bold" style:font-size-complex="12pt" style:font-weight-complex="bold"/>
    </style:style>
    <style:style style:name="P41" style:family="paragraph" style:parent-style-name="Text_20_body">
      <style:text-properties officeooo:paragraph-rsid="00159481"/>
    </style:style>
    <style:style style:name="P42" style:family="paragraph" style:parent-style-name="Text_20_body">
      <style:text-properties fo:color="#000000"/>
    </style:style>
    <style:style style:name="P43" style:family="paragraph" style:parent-style-name="Text_20_body">
      <style:text-properties fo:color="#000000" style:font-name="Lora"/>
    </style:style>
    <style:style style:name="P44" style:family="paragraph" style:parent-style-name="Text_20_body">
      <style:text-properties fo:color="#808080" style:font-name="JetBrains Mono" fo:font-size="10pt" fo:font-style="normal" fo:font-weight="bold" officeooo:paragraph-rsid="0002e658" style:font-size-asian="10pt" style:font-style-asian="normal" style:font-weight-asian="bold" style:font-weight-complex="bold"/>
    </style:style>
    <style:style style:name="P45" style:family="paragraph" style:parent-style-name="Text_20_body">
      <style:text-properties fo:color="#808080" style:font-name="JetBrains Mono" fo:font-size="10pt" fo:font-style="normal" fo:font-weight="normal" officeooo:paragraph-rsid="0002e658" style:font-size-asian="10pt" style:font-style-asian="normal" style:font-weight-asian="normal" style:font-weight-complex="normal"/>
    </style:style>
    <style:style style:name="P46" style:family="paragraph" style:parent-style-name="Text_20_body">
      <style:text-properties officeooo:paragraph-rsid="001f449b"/>
    </style:style>
    <style:style style:name="P47" style:family="paragraph" style:parent-style-name="Text_20_body">
      <style:text-properties officeooo:paragraph-rsid="0027204c"/>
    </style:style>
    <style:style style:name="P48" style:family="paragraph" style:parent-style-name="Text_20_body">
      <style:text-properties officeooo:paragraph-rsid="002ba7f7"/>
    </style:style>
    <style:style style:name="P49" style:family="paragraph" style:parent-style-name="Standard">
      <style:paragraph-properties fo:margin-top="0cm" fo:margin-bottom="0cm" loext:contextual-spacing="false"/>
    </style:style>
    <style:style style:name="P50" style:family="paragraph" style:parent-style-name="Standard">
      <style:paragraph-properties fo:margin-top="0cm" fo:margin-bottom="0cm" loext:contextual-spacing="false"/>
      <style:text-properties officeooo:paragraph-rsid="002ba7f7"/>
    </style:style>
    <style:style style:name="P51" style:family="paragraph" style:parent-style-name="Standard">
      <loext:graphic-properties draw:fill="solid" draw:fill-color="#2b2b2b"/>
      <style:paragraph-properties fo:margin-top="0cm" fo:margin-bottom="0cm" loext:contextual-spacing="false" fo:background-color="#2b2b2b" fo:padding="0cm" fo:border="none"/>
    </style:style>
    <style:style style:name="P52" style:family="paragraph" style:parent-style-name="Text_20_body">
      <style:paragraph-properties fo:margin-top="0cm" fo:margin-bottom="0cm" loext:contextual-spacing="false"/>
    </style:style>
    <style:style style:name="P53" style:family="paragraph" style:parent-style-name="Heading_20_2">
      <style:text-properties style:font-name="Liberation Serif"/>
    </style:style>
    <style:style style:name="P54" style:family="paragraph" style:parent-style-name="Heading_20_3">
      <style:text-properties fo:color="#808080" style:font-name="JetBrains Mono" fo:font-size="10pt" fo:font-style="normal" fo:font-weight="normal" officeooo:rsid="002e5dd2" officeooo:paragraph-rsid="002e5dd2" style:font-size-asian="10pt" style:font-style-asian="normal" style:font-weight-asian="normal"/>
    </style:style>
    <style:style style:name="P55" style:family="paragraph" style:parent-style-name="Heading_20_3">
      <style:text-properties fo:font-weight="normal" style:font-weight-asian="normal" style:font-weight-complex="normal"/>
    </style:style>
    <style:style style:name="P56" style:family="paragraph" style:parent-style-name="Heading_20_3">
      <style:text-properties fo:font-size="14pt" fo:font-weight="normal" officeooo:paragraph-rsid="0002e658" style:font-size-asian="14pt" style:font-weight-asian="normal" style:font-size-complex="14pt" style:font-weight-complex="normal"/>
    </style:style>
    <style:style style:name="P57" style:family="paragraph" style:parent-style-name="Heading_20_3">
      <style:text-properties style:font-name="Liberation Serif" fo:font-size="14pt" fo:font-weight="bold" style:font-size-asian="14pt" style:font-weight-asian="bold" style:font-size-complex="14pt" style:font-weight-complex="bold"/>
    </style:style>
    <style:style style:name="P58" style:family="paragraph" style:parent-style-name="Standard">
      <style:text-properties fo:color="#808080" style:font-name="JetBrains Mono" fo:font-size="10pt" fo:font-style="normal" fo:font-weight="normal" officeooo:paragraph-rsid="001628fa" style:font-size-asian="10pt" style:font-style-asian="normal" style:font-weight-asian="normal" style:font-size-complex="12pt" style:font-weight-complex="bold"/>
    </style:style>
    <style:style style:name="P59" style:family="paragraph" style:parent-style-name="Standard">
      <style:text-properties fo:color="#808080" style:font-name="JetBrains Mono" fo:font-size="10pt" fo:font-style="normal" fo:font-weight="normal" officeooo:rsid="0018362b" officeooo:paragraph-rsid="0018362b" style:font-size-asian="10pt" style:font-style-asian="normal" style:font-weight-asian="normal" style:font-size-complex="12pt" style:font-weight-complex="bold"/>
    </style:style>
    <style:style style:name="P60" style:family="paragraph" style:parent-style-name="Standard">
      <style:text-properties fo:color="#808080" style:font-name="JetBrains Mono" fo:font-size="10pt" fo:font-style="normal" fo:font-weight="normal" officeooo:rsid="0018362b" officeooo:paragraph-rsid="001a146a" style:font-size-asian="10pt" style:font-style-asian="normal" style:font-weight-asian="normal" style:font-size-complex="12pt" style:font-weight-complex="bold"/>
    </style:style>
    <style:style style:name="P61" style:family="paragraph" style:parent-style-name="Standard">
      <style:text-properties fo:color="#808080" style:font-name="JetBrains Mono" fo:font-size="10pt" fo:font-style="normal" fo:font-weight="normal" officeooo:rsid="001c5a0d" officeooo:paragraph-rsid="001c5a0d" style:font-size-asian="10pt" style:font-style-asian="normal" style:font-weight-asian="normal"/>
    </style:style>
    <style:style style:name="P62" style:family="paragraph" style:parent-style-name="Standard">
      <style:text-properties fo:color="#808080" style:font-name="JetBrains Mono" fo:font-size="10pt" fo:font-style="normal" fo:font-weight="normal" officeooo:rsid="001f449b" officeooo:paragraph-rsid="001f449b" style:font-size-asian="10pt" style:font-style-asian="normal" style:font-weight-asian="normal"/>
    </style:style>
    <style:style style:name="P63" style:family="paragraph" style:parent-style-name="Standard">
      <style:text-properties fo:color="#808080" style:font-name="JetBrains Mono" fo:font-size="10pt" fo:font-style="normal" fo:font-weight="normal" officeooo:paragraph-rsid="002ba7f7" style:font-size-asian="10pt" style:font-style-asian="normal" style:font-weight-asian="normal"/>
    </style:style>
    <style:style style:name="P64" style:family="paragraph" style:parent-style-name="Standard">
      <style:text-properties fo:color="#808080" style:font-name="JetBrains Mono" fo:font-size="10pt" fo:font-style="normal" fo:font-weight="normal" officeooo:rsid="002d1f1e" officeooo:paragraph-rsid="002d1f1e" style:font-size-asian="10pt" style:font-style-asian="normal" style:font-weight-asian="normal"/>
    </style:style>
    <style:style style:name="P65" style:family="paragraph" style:parent-style-name="Standard">
      <style:text-properties fo:color="#808080" style:font-name="JetBrains Mono" fo:font-size="10pt" fo:font-style="normal" fo:font-weight="normal" officeooo:rsid="002e5dd2" officeooo:paragraph-rsid="002e5dd2" style:font-size-asian="10pt" style:font-style-asian="normal" style:font-weight-asian="normal"/>
    </style:style>
    <style:style style:name="P66" style:family="paragraph" style:parent-style-name="Standard">
      <style:text-properties fo:color="#808080" style:font-name="Liberation Mono" fo:font-size="10pt" fo:font-style="normal" fo:font-weight="normal" officeooo:rsid="002e5dd2" officeooo:paragraph-rsid="002e5dd2" style:font-size-asian="10pt" style:font-style-asian="normal" style:font-weight-asian="normal"/>
    </style:style>
    <style:style style:name="P67" style:family="paragraph" style:parent-style-name="Standard">
      <style:text-properties fo:color="#808080" style:font-name="Liberation Serif" fo:font-size="10pt" fo:font-style="normal" fo:font-weight="normal" officeooo:rsid="002e5dd2" officeooo:paragraph-rsid="002e5dd2" style:font-size-asian="10pt" style:font-style-asian="normal" style:font-weight-asian="normal"/>
    </style:style>
    <style:style style:name="P68" style:family="paragraph" style:parent-style-name="Standard">
      <style:text-properties fo:color="#000000" style:font-name="Lora" officeooo:paragraph-rsid="0027204c"/>
    </style:style>
    <style:style style:name="P69" style:family="paragraph" style:parent-style-name="Standard">
      <style:text-properties fo:font-size="12pt" fo:font-weight="bold" officeooo:paragraph-rsid="0002e658" style:font-size-asian="12pt" style:font-weight-asian="bold" style:font-size-complex="12pt" style:font-weight-complex="bold"/>
    </style:style>
    <style:style style:name="P70" style:family="paragraph" style:parent-style-name="Standard">
      <style:text-properties officeooo:paragraph-rsid="0002e658"/>
    </style:style>
    <style:style style:name="P71" style:family="paragraph" style:parent-style-name="Standard">
      <style:text-properties officeooo:paragraph-rsid="002ba7f7"/>
    </style:style>
    <style:style style:name="P72" style:family="paragraph" style:parent-style-name="Standard">
      <style:text-properties style:font-name="Liberation Serif" officeooo:paragraph-rsid="0002e658"/>
    </style:style>
    <style:style style:name="P73" style:family="paragraph" style:parent-style-name="Standard">
      <loext:graphic-properties draw:fill="solid" draw:fill-color="#2b2b2b"/>
      <style:paragraph-properties fo:background-color="#2b2b2b" fo:padding="0cm" fo:border="none"/>
      <style:text-properties officeooo:paragraph-rsid="0037e129"/>
    </style:style>
    <style:style style:name="P74" style:family="paragraph" style:parent-style-name="Standard">
      <loext:graphic-properties draw:fill="solid" draw:fill-color="#2b2b2b"/>
      <style:paragraph-properties fo:background-color="#2b2b2b" fo:padding="0cm" fo:border="none"/>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ist_20_1">
      <style:text-properties officeooo:paragraph-rsid="001628fa"/>
    </style:style>
    <style:style style:name="P79" style:family="paragraph" style:parent-style-name="Text_20_body">
      <style:text-properties fo:color="#808080" style:font-name="Liberation Serif" fo:font-size="12pt" fo:font-style="normal" fo:font-weight="bold" officeooo:rsid="0018362b" officeooo:paragraph-rsid="0018362b" style:font-size-asian="12pt" style:font-style-asian="normal" style:font-weight-asian="bold" style:font-size-complex="12pt" style:font-weight-complex="bold"/>
    </style:style>
    <style:style style:name="P80" style:family="paragraph" style:parent-style-name="Text_20_body" style:list-style-name="L4"/>
    <style:style style:name="P81" style:family="paragraph" style:parent-style-name="Text_20_body">
      <style:text-properties fo:color="#000000" style:font-name="Lora" officeooo:paragraph-rsid="0027204c"/>
    </style:style>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text-properties fo:font-size="14pt" fo:font-weight="bold" officeooo:paragraph-rsid="0027204c" style:font-size-asian="14pt" style:font-weight-asian="bold" style:font-size-complex="14pt" style:font-weight-complex="bold"/>
    </style:style>
    <style:style style:name="P89" style:family="paragraph" style:parent-style-name="Text_20_body">
      <style:text-properties officeooo:paragraph-rsid="0002e658"/>
    </style:style>
    <style:style style:name="P90" style:family="paragraph" style:parent-style-name="Text_20_body" style:list-style-name="L1">
      <style:paragraph-properties fo:margin-top="0cm" fo:margin-bottom="0cm" loext:contextual-spacing="false"/>
    </style:style>
    <style:style style:name="P91" style:family="paragraph" style:parent-style-name="Text_20_body" style:list-style-name="L2">
      <style:paragraph-properties fo:margin-top="0cm" fo:margin-bottom="0cm" loext:contextual-spacing="false"/>
      <style:text-properties fo:color="#000000"/>
    </style:style>
    <style:style style:name="P92" style:family="paragraph" style:parent-style-name="Text_20_body" style:list-style-name="L3">
      <style:paragraph-properties fo:margin-top="0cm" fo:margin-bottom="0cm" loext:contextual-spacing="false"/>
      <style:text-properties fo:color="#000000"/>
    </style:style>
    <style:style style:name="P93" style:family="paragraph" style:parent-style-name="Text_20_body" style:list-style-name="L3">
      <style:paragraph-properties fo:margin-top="0cm" fo:margin-bottom="0cm" loext:contextual-spacing="false"/>
    </style:style>
    <style:style style:name="P94" style:family="paragraph" style:parent-style-name="Text_20_body" style:list-style-name="L4">
      <style:paragraph-properties fo:margin-top="0cm" fo:margin-bottom="0cm" loext:contextual-spacing="false"/>
    </style:style>
    <style:style style:name="P95" style:family="paragraph" style:parent-style-name="Text_20_body" style:list-style-name="L4">
      <style:paragraph-properties fo:margin-top="0cm" fo:margin-bottom="0cm" loext:contextual-spacing="false"/>
      <style:text-properties officeooo:paragraph-rsid="002ba7f7"/>
    </style:style>
    <style:style style:name="P96" style:family="paragraph" style:parent-style-name="Text_20_body" style:list-style-name="L5">
      <style:paragraph-properties fo:margin-top="0cm" fo:margin-bottom="0cm" loext:contextual-spacing="false"/>
    </style:style>
    <style:style style:name="T1" style:family="text">
      <style:text-properties fo:color="#000000"/>
    </style:style>
    <style:style style:name="T2" style:family="text">
      <style:text-properties fo:color="#000000" officeooo:rsid="0002e658"/>
    </style:style>
    <style:style style:name="T3" style:family="text">
      <style:text-properties fo:color="#000000" fo:font-weight="bold" style:font-weight-asian="bold" style:font-weight-complex="bold"/>
    </style:style>
    <style:style style:name="T4" style:family="text">
      <style:text-properties fo:color="#000000" fo:font-weight="bold" officeooo:rsid="0002e658" style:font-weight-asian="bold" style:font-weight-complex="bold"/>
    </style:style>
    <style:style style:name="T5" style:family="text">
      <style:text-properties fo:color="#000000" officeooo:rsid="000b12b0"/>
    </style:style>
    <style:style style:name="T6" style:family="text">
      <style:text-properties fo:color="#000000" officeooo:rsid="000d5f3d"/>
    </style:style>
    <style:style style:name="T7" style:family="text">
      <style:text-properties fo:color="#000000" officeooo:rsid="00159481"/>
    </style:style>
    <style:style style:name="T8" style:family="text">
      <style:text-properties fo:color="#000000" style:font-name="JetBrains Mono" fo:font-style="normal" style:font-style-asian="normal"/>
    </style:style>
    <style:style style:name="T9" style:family="text">
      <style:text-properties fo:color="#000000" style:font-name="Lora"/>
    </style:style>
    <style:style style:name="T10" style:family="text">
      <style:text-properties fo:color="#000000" style:font-name="Lora" fo:font-style="normal" style:font-style-asian="normal"/>
    </style:style>
    <style:style style:name="T11" style:family="text">
      <style:text-properties fo:color="#000000" style:font-name="Lora" fo:font-size="14pt" fo:font-style="normal" fo:font-weight="bold" style:font-size-asian="14pt" style:font-style-asian="normal" style:font-weight-asian="bold" style:font-size-complex="14pt" style:font-weight-complex="bold"/>
    </style:style>
    <style:style style:name="T12" style:family="text">
      <style:text-properties fo:color="#000000" fo:font-size="14pt" style:font-size-asian="14pt" style:font-size-complex="14pt"/>
    </style:style>
    <style:style style:name="T13" style:family="text">
      <style:text-properties fo:color="#000000" fo:font-size="14pt" officeooo:rsid="0002e658" style:font-size-asian="14pt"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fo:font-size="14pt" fo:font-weight="bold" officeooo:rsid="0002e658" style:font-size-asian="14pt" style:font-weight-asian="bold" style:font-size-complex="14pt" style:font-weight-complex="bold"/>
    </style:style>
    <style:style style:name="T16" style:family="text">
      <style:text-properties fo:color="#000000" fo:font-size="14pt" fo:font-weight="bold" officeooo:rsid="00159481" style:font-size-asian="14pt" style:font-weight-asian="bold" style:font-size-complex="14pt" style:font-weight-complex="bold"/>
    </style:style>
    <style:style style:name="T17" style:family="text">
      <style:text-properties fo:color="#000000" fo:font-size="14pt" fo:font-weight="normal" style:font-size-asian="14pt" style:font-weight-asian="normal" style:font-size-complex="14pt" style:font-weight-complex="normal"/>
    </style:style>
    <style:style style:name="T18" style:family="text">
      <style:text-properties fo:color="#000000" fo:font-weight="normal" officeooo:rsid="000d5f3d" style:font-weight-asian="normal" style:font-weight-complex="normal"/>
    </style:style>
    <style:style style:name="T19" style:family="text">
      <style:text-properties fo:color="#000000" style:font-name="Liberation Mono" fo:font-size="14pt" fo:font-style="normal" fo:font-weight="bold" style:font-size-asian="14pt" style:font-style-asian="normal" style:font-weight-asian="bold" style:font-size-complex="14pt" style:font-weight-complex="bold"/>
    </style:style>
    <style:style style:name="T20" style:family="text">
      <style:text-properties fo:color="#000000" fo:font-style="normal" style:font-style-asian="normal"/>
    </style:style>
    <style:style style:name="T21" style:family="text">
      <style:text-properties fo:color="#808080" style:font-name="JetBrains Mono" fo:font-size="10pt" fo:font-style="normal" fo:font-weight="normal" style:font-size-asian="10pt" style:font-style-asian="normal" style:font-weight-asian="normal"/>
    </style:style>
    <style:style style:name="T22" style:family="text">
      <style:text-properties fo:color="#808080" style:font-name="JetBrains Mono" fo:font-size="10pt" fo:font-style="normal" fo:font-weight="normal" officeooo:rsid="00159481" style:font-size-asian="10pt" style:font-style-asian="normal" style:font-weight-asian="normal"/>
    </style:style>
    <style:style style:name="T23" style:family="text">
      <style:text-properties fo:color="#808080" style:font-name="JetBrains Mono" fo:font-size="10pt" fo:font-style="normal" fo:font-weight="normal" style:font-size-asian="10pt" style:font-style-asian="normal" style:font-weight-asian="normal" style:font-size-complex="12pt" style:font-weight-complex="bold"/>
    </style:style>
    <style:style style:name="T24" style:family="text">
      <style:text-properties fo:color="#808080" style:font-name="JetBrains Mono" fo:font-size="10pt" fo:font-style="normal" fo:font-weight="normal" officeooo:rsid="0018362b" style:font-size-asian="10pt" style:font-style-asian="normal" style:font-weight-asian="normal" style:font-size-complex="12pt" style:font-weight-complex="bold"/>
    </style:style>
    <style:style style:name="T25" style:family="text">
      <style:text-properties fo:color="#808080" style:font-name="JetBrains Mono" fo:font-size="10pt" fo:font-style="normal" fo:font-weight="normal" officeooo:rsid="001f449b" style:font-size-asian="10pt" style:font-style-asian="normal" style:font-weight-asian="normal"/>
    </style:style>
    <style:style style:name="T26" style:family="text">
      <style:text-properties fo:color="#808080" style:font-name="JetBrains Mono" fo:font-size="10pt" fo:font-style="normal" fo:font-weight="normal" officeooo:rsid="002d1f1e" style:font-size-asian="10pt" style:font-style-asian="normal" style:font-weight-asian="normal"/>
    </style:style>
    <style:style style:name="T27" style:family="text">
      <style:text-properties fo:color="#808080" style:font-name="JetBrains Mono" fo:font-size="10pt" fo:font-style="normal" fo:font-weight="normal" officeooo:rsid="002e5dd2" style:font-size-asian="10pt" style:font-style-asian="normal" style:font-weight-asian="normal"/>
    </style:style>
    <style:style style:name="T28" style:family="text">
      <style:text-properties fo:color="#808080" style:font-name="JetBrains Mono" fo:font-size="10pt" fo:font-style="normal" fo:font-weight="normal" style:font-size-asian="10pt" style:font-style-asian="normal" style:font-weight-asian="normal"/>
    </style:style>
    <style:style style:name="T29" style:family="text">
      <style:text-properties fo:color="#808080" style:font-name="JetBrains Mono" fo:font-size="10pt" fo:font-style="normal" fo:font-weight="normal" officeooo:rsid="0002e658" style:font-size-asian="10pt" style:font-style-asian="normal" style:font-weight-asian="normal"/>
    </style:style>
    <style:style style:name="T30" style:family="text">
      <style:text-properties fo:color="#808080" style:font-name="JetBrains Mono" fo:font-size="10pt" fo:font-style="normal" style:font-size-asian="10pt" style:font-style-asian="normal"/>
    </style:style>
    <style:style style:name="T31" style:family="text">
      <style:text-properties fo:color="#808080" style:font-name="JetBrains Mono" fo:font-size="10pt" fo:font-style="normal" officeooo:rsid="0018362b" style:font-size-asian="10pt" style:font-style-asian="normal" style:font-size-complex="12pt"/>
    </style:style>
    <style:style style:name="T32" style:family="text">
      <style:text-properties fo:color="#808080" style:font-name="JetBrains Mono" fo:font-size="10pt" fo:font-style="normal" officeooo:rsid="002e5dd2" style:font-size-asian="10pt" style:font-style-asian="normal"/>
    </style:style>
    <style:style style:name="T33" style:family="text">
      <style:text-properties fo:color="#808080" style:font-name="JetBrains Mono" fo:font-style="normal" officeooo:rsid="002d1f1e" style:font-style-asian="normal"/>
    </style:style>
    <style:style style:name="T34" style:family="text">
      <style:text-properties fo:color="#808080" style:font-name="JetBrains Mono" fo:font-style="normal" fo:font-weight="normal" officeooo:rsid="001f449b" style:font-style-asian="normal" style:font-weight-asian="normal"/>
    </style:style>
    <style:style style:name="T35" style:family="text">
      <style:text-properties fo:color="#808080" style:font-name="JetBrains Mono" fo:font-size="14pt" fo:font-style="normal" fo:font-weight="bold" officeooo:rsid="001f449b" style:font-size-asian="14pt" style:font-style-asian="normal" style:font-weight-asian="bold" style:font-size-complex="14pt" style:font-weight-complex="bold"/>
    </style:style>
    <style:style style:name="T36" style:family="text">
      <style:text-properties fo:color="#808080" style:font-name="JetBrains Mono" fo:font-size="12pt" fo:font-style="normal" fo:font-weight="normal" officeooo:rsid="001f449b" style:font-size-asian="12pt" style:font-style-asian="normal" style:font-weight-asian="normal" style:font-size-complex="12pt"/>
    </style:style>
    <style:style style:name="T37" style:family="text">
      <style:text-properties fo:color="#808080" fo:font-style="normal" style:font-style-asian="normal"/>
    </style:style>
    <style:style style:name="T38" style:family="text">
      <style:text-properties fo:color="#808080" fo:font-style="normal" officeooo:rsid="00100447" style:font-style-asian="normal"/>
    </style:style>
    <style:style style:name="T39" style:family="text">
      <style:text-properties fo:color="#808080" fo:font-style="normal" officeooo:rsid="002d1f1e" style:font-style-asian="normal"/>
    </style:style>
    <style:style style:name="T40" style:family="text">
      <style:text-properties fo:color="#808080" fo:font-style="normal" officeooo:rsid="000f17aa" style:font-style-asian="normal"/>
    </style:style>
    <style:style style:name="T41" style:family="text">
      <style:text-properties fo:color="#808080" fo:font-style="normal" officeooo:rsid="002e5dd2" style:font-style-asian="normal"/>
    </style:style>
    <style:style style:name="T42" style:family="text">
      <style:text-properties fo:color="#808080" fo:font-style="normal" fo:font-weight="normal" style:font-style-asian="normal" style:font-weight-asian="normal"/>
    </style:style>
    <style:style style:name="T43" style:family="text">
      <style:text-properties fo:color="#808080" fo:font-style="normal" fo:font-weight="normal" officeooo:rsid="001f449b" style:font-style-asian="normal" style:font-weight-asian="normal"/>
    </style:style>
    <style:style style:name="T44" style:family="text">
      <style:text-properties fo:color="#808080" fo:font-style="normal" fo:font-weight="normal" officeooo:rsid="002d1f1e" style:font-style-asian="normal" style:font-weight-asian="normal"/>
    </style:style>
    <style:style style:name="T45" style:family="text">
      <style:text-properties fo:color="#808080" fo:font-style="normal" fo:font-weight="normal" officeooo:rsid="002e5dd2" style:font-style-asian="normal" style:font-weight-asian="normal"/>
    </style:style>
    <style:style style:name="T46" style:family="text">
      <style:text-properties fo:color="#808080" fo:font-size="10pt" fo:font-style="normal" fo:font-weight="normal" style:font-size-asian="10pt" style:font-style-asian="normal" style:font-weight-asian="normal"/>
    </style:style>
    <style:style style:name="T47" style:family="text">
      <style:text-properties fo:color="#808080" fo:font-size="10pt" fo:font-style="normal" fo:font-weight="normal" officeooo:rsid="0018362b" style:font-size-asian="10pt" style:font-style-asian="normal" style:font-weight-asian="normal" style:font-size-complex="12pt" style:font-weight-complex="bold"/>
    </style:style>
    <style:style style:name="T48" style:family="text">
      <style:text-properties fo:color="#808080" fo:font-size="10pt" fo:font-style="normal" fo:font-weight="normal" officeooo:rsid="001f449b" style:font-size-asian="10pt" style:font-style-asian="normal" style:font-weight-asian="normal"/>
    </style:style>
    <style:style style:name="T49" style:family="text">
      <style:text-properties fo:color="#808080" fo:font-size="10pt" fo:font-style="normal" fo:font-weight="normal" officeooo:rsid="002d1f1e" style:font-size-asian="10pt" style:font-style-asian="normal" style:font-weight-asian="normal"/>
    </style:style>
    <style:style style:name="T50" style:family="text">
      <style:text-properties fo:color="#808080" fo:font-size="10pt" fo:font-style="normal" fo:font-weight="normal" officeooo:rsid="002e5dd2" style:font-size-asian="10pt" style:font-style-asian="normal" style:font-weight-asian="normal"/>
    </style:style>
    <style:style style:name="T51" style:family="text">
      <style:text-properties fo:color="#808080" fo:font-size="10pt" fo:font-style="normal" style:font-size-asian="10pt" style:font-style-asian="normal" style:font-size-complex="10pt"/>
    </style:style>
    <style:style style:name="T52" style:family="text">
      <style:text-properties fo:color="#808080" fo:font-size="10pt" fo:font-style="normal" officeooo:rsid="002e5dd2" style:font-size-asian="10pt" style:font-style-asian="normal"/>
    </style:style>
    <style:style style:name="T53" style:family="text">
      <style:text-properties fo:color="#808080" style:font-name="JetBrains Mono1" fo:font-size="10pt" fo:font-style="normal" fo:font-weight="normal" style:font-size-asian="10pt" style:font-style-asian="normal" style:font-weight-asian="normal"/>
    </style:style>
    <style:style style:name="T54" style:family="text">
      <style:text-properties fo:color="#808080" fo:font-size="12pt" fo:font-style="normal" style:font-size-asian="12pt" style:font-style-asian="normal" style:font-size-complex="12pt"/>
    </style:style>
    <style:style style:name="T55" style:family="text">
      <style:text-properties fo:color="#808080" fo:font-size="12pt" fo:font-style="normal" officeooo:rsid="001021d7" style:font-size-asian="12pt" style:font-style-asian="normal" style:font-size-complex="12pt"/>
    </style:style>
    <style:style style:name="T56" style:family="text">
      <style:text-properties fo:color="#808080" fo:font-size="12pt" fo:font-style="normal" fo:font-weight="normal" officeooo:rsid="001f449b" style:font-size-asian="12pt" style:font-style-asian="normal" style:font-weight-asian="normal" style:font-size-complex="12pt"/>
    </style:style>
    <style:style style:name="T57" style:family="text">
      <style:text-properties fo:color="#808080" style:font-name="JetBrains Mono2" fo:font-size="10pt" fo:font-style="normal" fo:font-weight="normal" style:font-size-asian="10pt" style:font-style-asian="normal" style:font-weight-asian="normal"/>
    </style:style>
    <style:style style:name="T58" style:family="text">
      <style:text-properties fo:color="#808080" style:font-name="Liberation Mono" fo:font-style="normal" style:font-style-asian="normal"/>
    </style:style>
    <style:style style:name="T59" style:family="text">
      <style:text-properties fo:color="#808080" fo:font-size="14pt" fo:font-style="normal" style:font-size-asian="14pt" style:font-style-asian="normal" style:font-size-complex="14pt"/>
    </style:style>
    <style:style style:name="T60" style:family="text">
      <style:text-properties fo:color="#808080" fo:font-size="14pt" fo:font-style="normal" officeooo:rsid="001021d7" style:font-size-asian="14pt" style:font-style-asian="normal" style:font-size-complex="14pt"/>
    </style:style>
    <style:style style:name="T61" style:family="text">
      <style:text-properties fo:color="#808080" style:font-name="Liberation Mono" fo:font-size="14pt" fo:font-style="normal" fo:font-weight="bold" officeooo:rsid="0018362b" style:font-size-asian="14pt" style:font-style-asian="normal" style:font-weight-asian="bold" style:font-size-complex="14pt" style:font-weight-complex="bold"/>
    </style:style>
    <style:style style:name="T62" style:family="text">
      <style:text-properties fo:color="#808080" style:font-name="Liberation Mono" fo:font-size="14pt" fo:font-style="normal" fo:font-weight="bold" officeooo:rsid="001f449b" style:font-size-asian="14pt" style:font-style-asian="normal" style:font-weight-asian="bold" style:font-size-complex="14pt" style:font-weight-complex="bold"/>
    </style:style>
    <style:style style:name="T63" style:family="text">
      <style:text-properties fo:color="#808080" style:font-name="Liberation Mono" fo:font-size="12pt" fo:font-style="normal" style:font-size-asian="12pt" style:font-style-asian="normal" style:font-size-complex="12pt"/>
    </style:style>
    <style:style style:name="T64" style:family="text">
      <style:text-properties fo:color="#808080" style:font-name="Liberation Mono" fo:font-size="12pt" fo:font-style="normal" officeooo:rsid="001021d7" style:font-size-asian="12pt" style:font-style-asian="normal" style:font-size-complex="12pt"/>
    </style:style>
    <style:style style:name="T65" style:family="text">
      <style:text-properties fo:color="#808080" style:font-name="Liberation Mono" fo:font-size="12pt" fo:font-style="normal" fo:font-weight="bold" style:font-size-asian="12pt" style:font-style-asian="normal" style:font-weight-asian="bold" style:font-size-complex="12pt" style:font-weight-complex="bold"/>
    </style:style>
    <style:style style:name="T66" style:family="text">
      <style:text-properties fo:color="#808080" style:font-name="Liberation Mono" fo:font-size="12pt" fo:font-style="normal" fo:font-weight="bold" officeooo:rsid="001021d7" style:font-size-asian="12pt" style:font-style-asian="normal" style:font-weight-asian="bold" style:font-size-complex="12pt" style:font-weight-complex="bold"/>
    </style:style>
    <style:style style:name="T67" style:family="text">
      <style:text-properties fo:color="#808080" style:font-name="Liberation Mono" fo:font-size="12pt" fo:font-style="normal" fo:font-weight="normal" officeooo:rsid="001f449b" style:font-size-asian="12pt" style:font-style-asian="normal" style:font-weight-asian="normal" style:font-size-complex="12pt"/>
    </style:style>
    <style:style style:name="T68" style:family="text">
      <style:text-properties fo:color="#808080" style:font-name="Liberation Mono" fo:font-size="10pt" fo:font-style="normal" fo:font-weight="normal" style:font-size-asian="10pt" style:font-style-asian="normal" style:font-weight-asian="normal"/>
    </style:style>
    <style:style style:name="T69" style:family="text">
      <style:text-properties fo:color="#808080" style:font-name="Liberation Mono" fo:font-size="10pt" fo:font-style="normal" fo:font-weight="normal" officeooo:rsid="001f449b" style:font-size-asian="10pt" style:font-style-asian="normal" style:font-weight-asian="normal"/>
    </style:style>
    <style:style style:name="T70" style:family="text">
      <style:text-properties fo:color="#808080" style:font-name="Liberation Mono" fo:font-size="10pt" fo:font-style="normal" fo:font-weight="normal" officeooo:rsid="002e5dd2" style:font-size-asian="10pt" style:font-style-asian="normal" style:font-weight-asian="normal"/>
    </style:style>
    <style:style style:name="T71" style:family="text">
      <style:text-properties fo:color="#808080" style:font-name="Liberation Mono" fo:font-size="10pt" fo:font-style="normal" officeooo:rsid="002e5dd2" style:font-size-asian="10pt" style:font-style-asian="normal"/>
    </style:style>
    <style:style style:name="T72" style:family="text">
      <style:text-properties fo:color="#808080" style:font-name="Liberation Mono" fo:font-style="normal" fo:font-weight="normal" officeooo:rsid="001f449b" style:font-style-asian="normal" style:font-weight-asian="normal"/>
    </style:style>
    <style:style style:name="T73" style:family="text">
      <style:text-properties fo:color="#808080" style:font-name="Liberation Serif" fo:font-size="10pt" fo:font-style="normal" fo:font-weight="normal" style:font-size-asian="10pt" style:font-style-asian="normal" style:font-weight-asian="normal"/>
    </style:style>
    <style:style style:name="T74" style:family="text">
      <style:text-properties fo:color="#808080" style:font-name="Liberation Serif" fo:font-size="10pt" fo:font-style="normal" fo:font-weight="normal" style:font-size-asian="10pt" style:font-style-asian="normal" style:font-weight-asian="normal" style:font-size-complex="10pt"/>
    </style:style>
    <style:style style:name="T75" style:family="text">
      <style:text-properties fo:color="#808080" style:font-name="Liberation Serif" fo:font-size="10pt" fo:font-style="normal" fo:font-weight="normal" officeooo:rsid="002d1f1e" style:font-size-asian="10pt" style:font-style-asian="normal" style:font-weight-asian="normal"/>
    </style:style>
    <style:style style:name="T76" style:family="text">
      <style:text-properties fo:color="#808080" style:font-name="Liberation Serif" fo:font-size="10pt" fo:font-style="normal" fo:font-weight="normal" officeooo:rsid="002e5dd2" style:font-size-asian="10pt" style:font-style-asian="normal" style:font-weight-asian="normal"/>
    </style:style>
    <style:style style:name="T77" style:family="text">
      <style:text-properties fo:color="#808080" style:font-name="Liberation Serif" fo:font-size="10pt" fo:font-style="normal" officeooo:rsid="002e5dd2" style:font-size-asian="10pt" style:font-style-asian="normal"/>
    </style:style>
    <style:style style:name="T78" style:family="text">
      <style:text-properties fo:color="#808080" style:font-name="Liberation Serif" fo:font-size="12pt" fo:font-style="normal" fo:font-weight="normal" officeooo:rsid="001f449b" style:font-size-asian="12pt" style:font-style-asian="normal" style:font-weight-asian="normal" style:font-size-complex="12pt"/>
    </style:style>
    <style:style style:name="T79" style:family="text">
      <style:text-properties fo:color="#808080" style:font-name="Liberation Serif" fo:font-size="12pt" fo:font-style="normal" fo:font-weight="normal" officeooo:rsid="002d1f1e" style:font-size-asian="12pt" style:font-style-asian="normal" style:font-weight-asian="normal" style:font-size-complex="12pt"/>
    </style:style>
    <style:style style:name="T80" style:family="text">
      <style:text-properties fo:color="#808080" style:font-name="Liberation Serif" fo:font-size="12pt" fo:font-style="normal" style:font-size-asian="12pt" style:font-style-asian="normal" style:font-size-complex="12pt"/>
    </style:style>
    <style:style style:name="T81" style:family="text">
      <style:text-properties fo:color="#808080" style:font-name="Liberation Serif" fo:font-size="12pt" fo:font-style="normal" officeooo:rsid="001021d7" style:font-size-asian="12pt" style:font-style-asian="normal" style:font-size-complex="12pt"/>
    </style:style>
    <style:style style:name="T82" style:family="text">
      <style:text-properties fo:color="#808080" style:font-name="Liberation Serif" fo:font-style="normal" style:font-style-asian="normal"/>
    </style:style>
    <style:style style:name="T83" style:family="text">
      <style:text-properties fo:color="#808080" style:font-name="Liberation Serif" fo:font-style="normal" officeooo:rsid="000f17aa" style:font-style-asian="normal"/>
    </style:style>
    <style:style style:name="T84" style:family="text">
      <style:text-properties fo:color="#808080" style:font-name="Liberation Serif" fo:font-style="normal" officeooo:rsid="001021d7" style:font-style-asian="normal"/>
    </style:style>
    <style:style style:name="T85" style:family="text">
      <style:text-properties fo:color="#808080" style:font-name="Liberation Serif" fo:font-style="normal" fo:font-weight="normal" style:font-style-asian="normal" style:font-weight-asian="normal"/>
    </style:style>
    <style:style style:name="T86" style:family="text">
      <style:text-properties fo:color="#808080" style:font-name="Liberation Serif" fo:font-style="normal" fo:font-weight="normal" officeooo:rsid="002d1f1e" style:font-style-asian="normal" style:font-weight-asian="normal"/>
    </style:style>
    <style:style style:name="T87" style:family="text">
      <style:text-properties fo:color="#808080" style:font-name="Liberation Serif" fo:font-size="14pt" fo:font-style="normal" style:font-size-asian="14pt" style:font-style-asian="normal" style:font-size-complex="14pt"/>
    </style:style>
    <style:style style:name="T88" style:family="text">
      <style:text-properties fo:color="#808080" style:font-name="Liberation Serif" fo:font-size="14pt" fo:font-style="normal" officeooo:rsid="001021d7" style:font-size-asian="14pt" style:font-style-asian="normal" style:font-size-complex="14pt"/>
    </style:style>
    <style:style style:name="T89" style:family="text">
      <style:text-properties fo:color="#808080" style:font-name="Liberation Serif" fo:font-size="11pt" fo:font-style="normal" fo:font-weight="normal" style:font-size-asian="11pt" style:font-style-asian="normal" style:font-weight-asian="normal" style:font-size-complex="11pt"/>
    </style:style>
    <style:style style:name="T90" style:family="text">
      <style:text-properties fo:color="#808080" style:font-name="JetBrains Mono" fo:font-size="10pt" fo:font-style="normal" fo:font-weight="normal" style:font-size-asian="10pt" style:font-style-asian="normal" style:font-weight-asian="normal" style:font-size-complex="10pt"/>
    </style:style>
    <style:style style:name="T91" style:family="text">
      <style:text-properties fo:color="#a9b7c6" style:font-name="JetBrains Mono" fo:font-size="10pt" fo:font-style="normal" fo:font-weight="normal" style:font-size-asian="10pt" style:font-style-asian="normal" style:font-weight-asian="normal"/>
    </style:style>
    <style:style style:name="T92" style:family="text">
      <style:text-properties fo:color="#a9b7c6" style:font-name="JetBrains Mono" fo:font-size="10pt" fo:font-style="normal" fo:font-weight="normal" style:font-size-asian="10pt" style:font-style-asian="normal" style:font-weight-asian="normal"/>
    </style:style>
    <style:style style:name="T93" style:family="text">
      <style:text-properties fo:color="#a9b7c6" style:font-name="JetBrains Mono" fo:font-size="10pt" fo:font-style="normal" style:font-size-asian="10pt" style:font-style-asian="normal"/>
    </style:style>
    <style:style style:name="T94" style:family="text">
      <style:text-properties fo:color="#a9b7c6" fo:font-size="10pt" fo:font-style="normal" fo:font-weight="normal" style:font-size-asian="10pt" style:font-style-asian="normal" style:font-weight-asian="normal"/>
    </style:style>
    <style:style style:name="T95" style:family="text">
      <style:text-properties fo:color="#a9b7c6" style:font-name="JetBrains Mono1" fo:font-size="10pt" fo:font-style="normal" fo:font-weight="normal" style:font-size-asian="10pt" style:font-style-asian="normal" style:font-weight-asian="normal"/>
    </style:style>
    <style:style style:name="T96" style:family="text">
      <style:text-properties fo:color="#a9b7c6" style:font-name="Liberation Serif" fo:font-size="10pt" fo:font-style="normal" fo:font-weight="normal" style:font-size-asian="10pt" style:font-style-asian="normal" style:font-weight-asian="normal" style:font-size-complex="10pt"/>
    </style:style>
    <style:style style:name="T97" style:family="text">
      <style:text-properties fo:color="#6897bb" style:font-name="JetBrains Mono" fo:font-size="10pt" fo:font-style="normal" fo:font-weight="normal" style:font-size-asian="10pt" style:font-style-asian="normal" style:font-weight-asian="normal"/>
    </style:style>
    <style:style style:name="T98" style:family="text">
      <style:text-properties fo:color="#6897bb" style:font-name="JetBrains Mono" fo:font-size="10pt" fo:font-style="normal" fo:font-weight="normal" style:font-size-asian="10pt" style:font-style-asian="normal" style:font-weight-asian="normal"/>
    </style:style>
    <style:style style:name="T99" style:family="text">
      <style:text-properties fo:color="#6897bb" fo:font-size="10pt" fo:font-style="normal" fo:font-weight="normal" style:font-size-asian="10pt" style:font-style-asian="normal" style:font-weight-asian="normal"/>
    </style:style>
    <style:style style:name="T100" style:family="text">
      <style:text-properties fo:color="#6897bb" style:font-name="Liberation Serif" fo:font-size="10pt" fo:font-style="normal" fo:font-weight="normal" style:font-size-asian="10pt" style:font-style-asian="normal" style:font-weight-asian="normal" style:font-size-complex="10pt"/>
    </style:style>
    <style:style style:name="T101" style:family="text">
      <style:text-properties fo:color="#cc7832" style:font-name="JetBrains Mono" fo:font-size="10pt" fo:font-style="normal" fo:font-weight="normal" style:font-size-asian="10pt" style:font-style-asian="normal" style:font-weight-asian="normal"/>
    </style:style>
    <style:style style:name="T102" style:family="text">
      <style:text-properties fo:color="#cc7832" style:font-name="JetBrains Mono" fo:font-size="10pt" fo:font-style="normal" fo:font-weight="normal" style:font-size-asian="10pt" style:font-style-asian="normal" style:font-weight-asian="normal"/>
    </style:style>
    <style:style style:name="T103" style:family="text">
      <style:text-properties fo:color="#cc7832" style:font-name="JetBrains Mono" fo:font-size="10pt" fo:font-style="normal" style:font-size-asian="10pt" style:font-style-asian="normal"/>
    </style:style>
    <style:style style:name="T104" style:family="text">
      <style:text-properties fo:color="#cc7832" fo:font-size="10pt" fo:font-style="normal" fo:font-weight="normal" style:font-size-asian="10pt" style:font-style-asian="normal" style:font-weight-asian="normal"/>
    </style:style>
    <style:style style:name="T105" style:family="text">
      <style:text-properties fo:color="#cc7832" style:font-name="JetBrains Mono1" fo:font-size="10pt" fo:font-style="normal" fo:font-weight="normal" style:font-size-asian="10pt" style:font-style-asian="normal" style:font-weight-asian="normal"/>
    </style:style>
    <style:style style:name="T106" style:family="text">
      <style:text-properties fo:color="#cc7832" style:font-name="Liberation Serif" fo:font-size="10pt" fo:font-style="normal" fo:font-weight="normal" style:font-size-asian="10pt" style:font-style-asian="normal" style:font-weight-asian="normal" style:font-size-complex="10pt"/>
    </style:style>
    <style:style style:name="T107" style:family="text">
      <style:text-properties fo:color="#8888c6" style:font-name="JetBrains Mono" fo:font-size="10pt" fo:font-style="normal" fo:font-weight="normal" style:font-size-asian="10pt" style:font-style-asian="normal" style:font-weight-asian="normal"/>
    </style:style>
    <style:style style:name="T108" style:family="text">
      <style:text-properties fo:color="#8888c6" style:font-name="JetBrains Mono" fo:font-size="10pt" fo:font-style="normal" fo:font-weight="normal" style:font-size-asian="10pt" style:font-style-asian="normal" style:font-weight-asian="normal"/>
    </style:style>
    <style:style style:name="T109" style:family="text">
      <style:text-properties fo:color="#8888c6" style:font-name="JetBrains Mono" fo:font-size="10pt" fo:font-style="normal" style:font-size-asian="10pt" style:font-style-asian="normal"/>
    </style:style>
    <style:style style:name="T110" style:family="text">
      <style:text-properties fo:color="#8888c6" fo:font-size="10pt" fo:font-style="normal" fo:font-weight="normal" style:font-size-asian="10pt" style:font-style-asian="normal" style:font-weight-asian="normal"/>
    </style:style>
    <style:style style:name="T111" style:family="text">
      <style:text-properties fo:color="#8888c6" style:font-name="Liberation Serif" fo:font-size="10pt" fo:font-style="normal" fo:font-weight="normal" style:font-size-asian="10pt" style:font-style-asian="normal" style:font-weight-asian="normal" style:font-size-complex="10pt"/>
    </style:style>
    <style:style style:name="T112" style:family="text">
      <style:text-properties fo:color="#6a8759" style:font-name="JetBrains Mono" fo:font-size="10pt" fo:font-style="normal" fo:font-weight="normal" style:font-size-asian="10pt" style:font-style-asian="normal" style:font-weight-asian="normal"/>
    </style:style>
    <style:style style:name="T113" style:family="text">
      <style:text-properties fo:color="#6a8759" style:font-name="JetBrains Mono" fo:font-size="10pt" fo:font-style="normal" fo:font-weight="normal" style:font-size-asian="10pt" style:font-style-asian="normal" style:font-weight-asian="normal"/>
    </style:style>
    <style:style style:name="T114" style:family="text">
      <style:text-properties fo:color="#6a8759" style:font-name="JetBrains Mono" fo:font-size="10pt" fo:font-style="normal" style:font-size-asian="10pt" style:font-style-asian="normal"/>
    </style:style>
    <style:style style:name="T115" style:family="text">
      <style:text-properties fo:color="#6a8759" fo:font-size="10pt" fo:font-style="normal" fo:font-weight="normal" style:font-size-asian="10pt" style:font-style-asian="normal" style:font-weight-asian="normal"/>
    </style:style>
    <style:style style:name="T116" style:family="text">
      <style:text-properties fo:color="#6a8759" style:font-name="Liberation Serif" fo:font-size="10pt" fo:font-style="normal" fo:font-weight="normal" style:font-size-asian="10pt" style:font-style-asian="normal" style:font-weight-asian="normal" style:font-size-complex="10pt"/>
    </style:style>
    <style:style style:name="T117" style:family="text">
      <style:text-properties officeooo:rsid="0002e658"/>
    </style:style>
    <style:style style:name="T118" style:family="text">
      <style:text-properties officeooo:rsid="00057022"/>
    </style:style>
    <style:style style:name="T119" style:family="text">
      <style:text-properties officeooo:rsid="00091ebe"/>
    </style:style>
    <style:style style:name="T120" style:family="text">
      <style:text-properties officeooo:rsid="000b12b0"/>
    </style:style>
    <style:style style:name="T121" style:family="text">
      <style:text-properties officeooo:rsid="001021d7"/>
    </style:style>
    <style:style style:name="T122" style:family="text">
      <style:text-properties officeooo:rsid="0027204c"/>
    </style:style>
    <style:style style:name="T123" style:family="text">
      <style:text-properties officeooo:rsid="0031e850"/>
    </style:style>
    <style:style style:name="T124" style:family="text">
      <style:text-properties officeooo:rsid="0032405d"/>
    </style:style>
    <style:style style:name="T125" style:family="text">
      <style:text-properties fo:font-size="14pt" fo:font-weight="bold" style:font-size-asian="14pt" style:font-weight-asian="bold" style:font-size-complex="14pt" style:font-weight-complex="bold"/>
    </style:style>
    <style:style style:name="T126" style:family="text">
      <style:text-properties fo:font-size="14pt" fo:font-weight="bold" officeooo:rsid="000b12b0" style:font-size-asian="14pt" style:font-weight-asian="bold" style:font-size-complex="14pt" style:font-weight-complex="bold"/>
    </style:style>
    <style:style style:name="T127" style:family="text">
      <style:text-properties fo:font-size="14pt" fo:font-weight="bold" officeooo:rsid="0012214f" style:font-size-asian="14pt" style:font-weight-asian="bold" style:font-size-complex="14pt" style:font-weight-complex="bold"/>
    </style:style>
    <style:style style:name="T128" style:family="text">
      <style:text-properties fo:font-size="14pt" fo:font-weight="bold" officeooo:rsid="00128175" style:font-size-asian="14pt" style:font-weight-asian="bold" style:font-size-complex="14pt" style:font-weight-complex="bold"/>
    </style:style>
    <style:style style:name="T129" style:family="text">
      <style:text-properties fo:font-weight="normal" style:font-weight-asian="normal" style:font-weight-complex="normal"/>
    </style:style>
    <style:style style:name="T130" style:family="text">
      <style:text-properties style:font-name="Liberation Serif" fo:font-size="10pt" style:font-size-asian="10pt" style:font-size-complex="10pt"/>
    </style:style>
    <style:style style:name="T131" style:family="text">
      <style:text-properties style:font-name="Liberation Serif"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text:a xlink:type="simple" xlink:href="https://www.datacamp.com/community/tutorials/18-most-common-python-list-questions-learn-python#question1" office:target-frame-name="_blank" xlink:show="new" text:style-name="Internet_20_link" text:visited-style-name="Visited_20_Internet_20_Link">When To Use Lists And When To Use Tuples, Dictionaries Or Sets</text:a></text:h>
      <text:p text:style-name="P16"/>
      <text:h text:style-name="Heading_20_3" text:outline-level="3">Lists Versus Tuples :</text:h>
      <text:p text:style-name="P17"/>
      <text:p text:style-name="Text_20_body">Tuples are used to collect an immutable ordered list of elements. This means that:</text:p>
      <text:list xml:id="list2693101393" text:style-name="L1">
        <text:list-item>
          <text:p text:style-name="P90"><text:span text:style-name="T1">You can’t add elements to a tuple. There’s no </text:span><text:span text:style-name="Source_20_Text"><text:span text:style-name="T1">append()</text:span></text:span><text:span text:style-name="T1"> or </text:span><text:span text:style-name="Source_20_Text"><text:span text:style-name="T1">extend()</text:span></text:span><text:span text:style-name="T1"> method for tuples, </text:span></text:p>
        </text:list-item>
        <text:list-item>
          <text:p text:style-name="P90">You can’t remove elements from a tuple. Tuples have no <text:span text:style-name="Source_20_Text">remove()</text:span> or <text:span text:style-name="Source_20_Text">pop()</text:span> method, </text:p>
        </text:list-item>
        <text:list-item>
          <text:p text:style-name="P90">You can find elements in a tuple since this doesn’t change the tuple. </text:p>
        </text:list-item>
        <text:list-item>
          <text:p text:style-name="P75">You can also use the <text:span text:style-name="Source_20_Text">in</text:span> operator to check if an element exists in the tuple. </text:p>
        </text:list-item>
      </text:list>
      <text:p text:style-name="P16">So, if you’re defining a constant set of values and all you’re going to do with it is iterate through it, use a tuple instead of a list. It will be faster than working with lists and also safer, as the tuples contain “write-protect” data.</text:p>
      <text:p text:style-name="P73"><text:span text:style-name="T21"># list vs tuple</text:span><text:span text:style-name="T112"><text:line-break/><text:line-break/></text:span><text:span text:style-name="T91">no_list = [</text:span><text:span text:style-name="T97">1</text:span><text:span text:style-name="T101">, </text:span><text:span text:style-name="T97">2</text:span><text:span text:style-name="T101">, </text:span><text:span text:style-name="T97">3</text:span><text:span text:style-name="T101">, </text:span><text:span text:style-name="T97">4</text:span><text:span text:style-name="T91">]</text:span><text:span text:style-name="T112"><text:line-break/></text:span><text:span text:style-name="T107">print</text:span><text:span text:style-name="T91">(</text:span><text:span text:style-name="T107">type</text:span><text:span text:style-name="T91">(no_list))</text:span><text:span text:style-name="T112"><text:line-break/></text:span><text:span text:style-name="T21"># &lt;class 'list'&gt;</text:span><text:span text:style-name="T112"><text:line-break/><text:line-break/></text:span><text:span text:style-name="T91">no_tuple = (</text:span><text:span text:style-name="T97">1</text:span><text:span text:style-name="T101">, </text:span><text:span text:style-name="T97">2</text:span><text:span text:style-name="T101">, </text:span><text:span text:style-name="T97">3</text:span><text:span text:style-name="T101">, </text:span><text:span text:style-name="T97">4</text:span><text:span text:style-name="T91">)</text:span><text:span text:style-name="T112"><text:line-break/></text:span><text:span text:style-name="T107">print</text:span><text:span text:style-name="T91">(</text:span><text:span text:style-name="T107">type</text:span><text:span text:style-name="T91">(no_tuple))</text:span><text:span text:style-name="T112"><text:line-break/></text:span><text:span text:style-name="T21"># &lt;class 'tuple'&gt;</text:span><text:span text:style-name="T112"><text:line-break/><text:line-break/></text:span><text:span text:style-name="T91">no_list.append(</text:span><text:span text:style-name="T97">5</text:span><text:span text:style-name="T91">)</text:span><text:span text:style-name="T112"><text:line-break/></text:span><text:span text:style-name="T107">print</text:span><text:span text:style-name="T91">(no_list)</text:span><text:span text:style-name="T112"><text:line-break/></text:span><text:span text:style-name="T21"># [1, 2, 3, 4, 5]</text:span><text:span text:style-name="T112"><text:line-break/><text:line-break/></text:span><text:span text:style-name="T21"># no_tuple.append(7)</text:span><text:span text:style-name="T112"><text:line-break/></text:span><text:span text:style-name="T21"># AttributeError: 'tuple' object has no attribute 'append'</text:span><text:span text:style-name="T112"><text:line-break/><text:line-break/></text:span><text:span text:style-name="T91">no_list1 = [</text:span><text:span text:style-name="T97">7</text:span><text:span text:style-name="T101">, </text:span><text:span text:style-name="T97">8</text:span><text:span text:style-name="T101">, </text:span><text:span text:style-name="T97">9</text:span><text:span text:style-name="T91">]</text:span><text:span text:style-name="T112"><text:line-break/></text:span><text:span text:style-name="T91">no_list.extend(no_list1)</text:span><text:span text:style-name="T112"><text:line-break/></text:span><text:span text:style-name="T107">print</text:span><text:span text:style-name="T91">(no_list)</text:span><text:span text:style-name="T112"><text:line-break/></text:span><text:span text:style-name="T21"># [1, 2, 3, 4, 5, 7, 8, 9]</text:span><text:span text:style-name="T112"><text:line-break/><text:line-break/>""" no_tuple1 = (7, 8, 9)<text:line-break/>no_tuple.extend(no_tuple1)<text:line-break/>print(no_tuple)<text:line-break/>AttributeError: 'tuple' object has no attribute 'extend' """<text:line-break/><text:line-break/></text:span><text:span text:style-name="T91">no_list.remove(</text:span><text:span text:style-name="T97">5</text:span><text:span text:style-name="T91">)</text:span><text:span text:style-name="T112"><text:line-break/></text:span><text:span text:style-name="T107">print</text:span><text:span text:style-name="T91">(no_list)</text:span><text:span text:style-name="T112"><text:line-break/></text:span><text:span text:style-name="T21"># [1, 2, 3, 4, 7, 8, 9]</text:span><text:span text:style-name="T112"><text:line-break/><text:line-break/>""" no_tuple.remove(3)<text:line-break/>print(no_tuple)<text:line-break/>AttributeError: 'tuple' object has no attribute 'remove' """<text:line-break/><text:line-break/></text:span><text:span text:style-name="T91">no_list.pop()</text:span><text:span text:style-name="T112"><text:line-break/></text:span><text:span text:style-name="T107">print</text:span><text:span text:style-name="T91">(no_list)</text:span><text:span text:style-name="T112"><text:line-break/></text:span><text:span text:style-name="T21"># [1, 2, 3, 4, 7, 8]</text:span><text:span text:style-name="T112"><text:line-break/><text:line-break/>""" no_tuple.pop()<text:line-break/></text:span><text:soft-page-break/><text:span text:style-name="T112">print(no_tuple)<text:line-break/>AttributeError: 'tuple' object has no attribute 'pop' """</text:span></text:p>
      <text:h text:style-name="Heading_20_3" text:outline-level="3"/>
      <text:h text:style-name="Heading_20_3" text:outline-level="3">Lists Versus Dictionaries :</text:h>
      <text:list xml:id="list2480634355" text:style-name="L2">
        <text:list-item>
          <text:p text:style-name="P91">A list stores an ordered collection of items, so it keeps some order. Dictionaries don’t have any order. </text:p>
        </text:list-item>
        <text:list-item>
          <text:p text:style-name="P76">Dictionaries are known to associate each key with a value, while lists just contain values. </text:p>
        </text:list-item>
      </text:list>
      <text:p text:style-name="P42">Use a dictionary when you have an unordered set of unique keys that map to values.</text:p>
      <text:p text:style-name="Text_20_body"><text:span text:style-name="Strong_20_Emphasis">Note</text:span> that, because you have keys and values that link to each other, the performance will be better than lists in cases where you’re checking membership of an element.</text:p>
      <text:p text:style-name="Text_20_body"/>
      <text:p text:style-name="P36"><text:span text:style-name="T21"># Lists Versus Dictionaries</text:span><text:line-break/><text:line-break/><text:span text:style-name="T91">no_dict = {</text:span><text:span text:style-name="T112">'no'</text:span><text:span text:style-name="T91">: </text:span><text:span text:style-name="T97">1</text:span><text:span text:style-name="T101">, </text:span><text:span text:style-name="T112">'name'</text:span><text:span text:style-name="T91">: </text:span><text:span text:style-name="T112">'safwan'</text:span><text:span text:style-name="T91">}</text:span><text:line-break/><text:span text:style-name="T107">print</text:span><text:span text:style-name="T91">(</text:span><text:span text:style-name="T107">type</text:span><text:span text:style-name="T91">(no_dict))</text:span><text:line-break/><text:span text:style-name="T21"># &lt;class 'dict'&gt;</text:span><text:line-break/><text:span text:style-name="T107">print</text:span><text:span text:style-name="T91">(no_dict[</text:span><text:span text:style-name="T112">'name'</text:span><text:span text:style-name="T91">])</text:span><text:line-break/><text:span text:style-name="T21"># safwan</text:span></text:p>
      <text:p text:style-name="Standard"/>
      <text:h text:style-name="Heading_20_3" text:outline-level="3">Lists Versus Sets :</text:h>
      <text:list xml:id="list1344617052" text:style-name="L3">
        <text:list-item>
          <text:p text:style-name="P92">Just like dictionaries, sets have no order in their collection of items. Not like lists. </text:p>
        </text:list-item>
        <text:list-item>
          <text:p text:style-name="P93">Set requires the items contained in it to be hashable, lists store non-hashable items. </text:p>
        </text:list-item>
        <text:list-item>
          <text:p text:style-name="P77">Sets require your items to be unique and immutable. Duplicates are not allowed in sets, while lists allow for duplicates and are mutable. </text:p>
        </text:list-item>
      </text:list>
      <text:p text:style-name="P42">You should make use of sets when you have an unordered set of unique, immutable values that are hashable.</text:p>
      <text:p text:style-name="Text_20_body"/>
      <table:table table:name="Table1" table:style-name="Table1">
        <table:table-column table:style-name="Table1.A"/>
        <table:table-column table:style-name="Table1.B"/>
        <table:table-header-rows>
          <table:table-row>
            <table:table-cell table:style-name="Table1.A1" office:value-type="string">
              <text:p text:style-name="P38">Hashable</text:p>
            </table:table-cell>
            <table:table-cell table:style-name="Table1.A1" office:value-type="string">
              <text:p text:style-name="P38">Non-Hashable</text:p>
            </table:table-cell>
          </table:table-row>
        </table:table-header-rows>
        <table:table-row>
          <table:table-cell table:style-name="Table1.A1" office:value-type="string">
            <text:p text:style-name="P37">Floats</text:p>
          </table:table-cell>
          <table:table-cell table:style-name="Table1.A1" office:value-type="string">
            <text:p text:style-name="P37">Dictionaries</text:p>
          </table:table-cell>
        </table:table-row>
        <table:table-row>
          <table:table-cell table:style-name="Table1.A1" office:value-type="string">
            <text:p text:style-name="P37">Integers</text:p>
          </table:table-cell>
          <table:table-cell table:style-name="Table1.A1" office:value-type="string">
            <text:p text:style-name="P37">Sets</text:p>
          </table:table-cell>
        </table:table-row>
        <table:table-row>
          <table:table-cell table:style-name="Table1.A1" office:value-type="string">
            <text:p text:style-name="P37">Tuples</text:p>
          </table:table-cell>
          <table:table-cell table:style-name="Table1.A1" office:value-type="string">
            <text:p text:style-name="P37">Lists</text:p>
          </table:table-cell>
        </table:table-row>
        <table:table-row>
          <table:table-cell table:style-name="Table1.A1" office:value-type="string">
            <text:p text:style-name="P37">Strings</text:p>
          </table:table-cell>
          <table:table-cell table:style-name="Table1.A1" office:value-type="string">
            <text:p text:style-name="P37"/>
          </table:table-cell>
        </table:table-row>
        <table:table-row>
          <table:table-cell table:style-name="Table1.A1" office:value-type="string">
            <text:p text:style-name="P37"><text:span text:style-name="Source_20_Text">frozenset()</text:span></text:p>
          </table:table-cell>
          <table:table-cell table:style-name="Table1.A1" office:value-type="string">
            <text:p text:style-name="P37"/>
          </table:table-cell>
        </table:table-row>
      </table:table>
      <text:p text:style-name="Text_20_body"/>
      <text:p text:style-name="Text_20_body"><text:span text:style-name="Strong_20_Emphasis">Note</text:span> that, as you’re working with hashable items, checking membership (testing whether a certain element is part of your sequence) will go faster with sets than with lists.</text:p>
      <text:p text:style-name="Text_20_body"/>
      <text:p text:style-name="P36"><text:span text:style-name="T90"># Lists Versus Sets</text:span><text:line-break/><text:line-break/><text:span text:style-name="T91">no_set = {</text:span><text:span text:style-name="T97">1</text:span><text:span text:style-name="T101">, </text:span><text:span text:style-name="T97">2</text:span><text:span text:style-name="T101">, </text:span><text:span text:style-name="T97">3</text:span><text:span text:style-name="T101">, </text:span><text:span text:style-name="T97">4</text:span><text:span text:style-name="T91">}</text:span><text:line-break/><text:span text:style-name="T107">print</text:span><text:span text:style-name="T91">(</text:span><text:span text:style-name="T107">type</text:span><text:span text:style-name="T91">(no_set))</text:span><text:line-break/><text:span text:style-name="T21"># &lt;class 'set'&gt;</text:span><text:line-break/><text:soft-page-break/><text:line-break/><text:span text:style-name="T91">no_list1 = [{</text:span><text:span text:style-name="T112">'no'</text:span><text:span text:style-name="T91">: </text:span><text:span text:style-name="T97">1</text:span><text:span text:style-name="T101">, </text:span><text:span text:style-name="T112">'name'</text:span><text:span text:style-name="T91">: </text:span><text:span text:style-name="T112">'safwan'</text:span><text:span text:style-name="T91">}</text:span><text:span text:style-name="T101">, </text:span><text:span text:style-name="T97">1</text:span><text:span text:style-name="T91">]</text:span><text:line-break/><text:span text:style-name="T107">print</text:span><text:span text:style-name="T91">(no_list1)</text:span><text:line-break/><text:span text:style-name="T91">[{</text:span><text:span text:style-name="T112">'no'</text:span><text:span text:style-name="T91">: </text:span><text:span text:style-name="T97">1</text:span><text:span text:style-name="T101">, </text:span><text:span text:style-name="T112">'name'</text:span><text:span text:style-name="T91">: </text:span><text:span text:style-name="T112">'safwan'</text:span><text:span text:style-name="T91">}</text:span><text:span text:style-name="T101">, </text:span><text:span text:style-name="T97">1</text:span><text:span text:style-name="T91">]</text:span><text:line-break/><text:line-break/><text:span text:style-name="T112">"""</text:span><text:line-break/><text:span text:style-name="T112">no_set1 = {{'no': 1, 'name': 'safwan'}, 1}</text:span><text:line-break/><text:span text:style-name="T112">print(no_set1)</text:span><text:line-break/><text:span text:style-name="T112">TypeError: unhashable type: 'dict'</text:span><text:line-break/><text:span text:style-name="T112">"""</text:span><text:line-break/><text:line-break/><text:span text:style-name="T91">no_list1 = [</text:span><text:span text:style-name="T97">1</text:span><text:span text:style-name="T101">, </text:span><text:span text:style-name="T97">1</text:span><text:span text:style-name="T91">]</text:span><text:line-break/><text:span text:style-name="T107">print</text:span><text:span text:style-name="T91">(no_list1)</text:span><text:line-break/><text:span text:style-name="T91">[</text:span><text:span text:style-name="T97">1</text:span><text:span text:style-name="T101">, </text:span><text:span text:style-name="T97">1</text:span><text:span text:style-name="T91">]</text:span><text:line-break/><text:line-break/><text:span text:style-name="T91">no_dict1 = {</text:span><text:span text:style-name="T97">1</text:span><text:span text:style-name="T101">, </text:span><text:span text:style-name="T97">1</text:span><text:span text:style-name="T91">}</text:span><text:line-break/><text:span text:style-name="T107">print</text:span><text:span text:style-name="T91">(no_dict1)</text:span><text:line-break/><text:span text:style-name="T21"># {1} Duplicates are not allowed in sets</text:span></text:p>
      <text:p text:style-name="Standard"><text:span text:style-name="T74"/></text:p>
      <text:p text:style-name="Standard"/>
      <text:h text:style-name="Heading_20_2" text:outline-level="2"><text:span text:style-name="T15">2</text:span><text:span text:style-name="T13">. </text:span><text:a xlink:type="simple" xlink:href="https://www.datacamp.com/community/tutorials/18-most-common-python-list-questions-learn-python#question2" office:target-frame-name="_blank" xlink:show="new" text:style-name="Internet_20_link" text:visited-style-name="Visited_20_Internet_20_Link"><text:span text:style-name="T14">How To Select An Element From A List</text:span></text:a></text:h>
      <text:p text:style-name="P39"><text:span text:style-name="T2">The way you access lists, and, by extension, all other sequence types, is by using the index operator </text:span><text:span text:style-name="Source_20_Text"><text:span text:style-name="T2">[ ]</text:span></text:span><text:span text:style-name="T2">. Inside, you put an integer value.</text:span></text:p>
      <text:p text:style-name="P39"><text:span text:style-name="T29"/></text:p>
      <text:p text:style-name="P10"><text:span text:style-name="T21"># select element</text:span><text:line-break/><text:line-break/><text:span text:style-name="T91">list = [</text:span><text:span text:style-name="T112">'amal'</text:span><text:span text:style-name="T101">, </text:span><text:span text:style-name="T112">'sha'</text:span><text:span text:style-name="T101">, </text:span><text:span text:style-name="T112">'shaf'</text:span><text:span text:style-name="T91">]</text:span><text:line-break/><text:span text:style-name="T91">list1 = list[</text:span><text:span text:style-name="T97">0</text:span><text:span text:style-name="T91">]</text:span><text:line-break/><text:span text:style-name="T107">print</text:span><text:span text:style-name="T91">(list1)</text:span><text:line-break/><text:span text:style-name="T21"># amal</text:span></text:p>
      <text:p text:style-name="P10"><text:line-break/></text:p>
      <text:p text:style-name="P10">You will notice that the first element of the <text:span text:style-name="Source_20_Text"><text:span text:style-name="T117">list</text:span></text:span><text:span text:style-name="Source_20_Text"><text:span text:style-name="T118">1</text:span></text:span> variable is returned. It might be a bit confusing or surprising at first, but indices start from 0 and not 1.</text:p>
      <text:p text:style-name="P10"/>
      <text:h text:style-name="Heading_20_3" text:outline-level="3">Get The Last Element Of A List In Your List :</text:h>
      <text:p text:style-name="P10">Try putting a negative value, such as -1 or -2 to the index operator to retrieve the last element of our <text:span text:style-name="Source_20_Text"><text:span text:style-name="T118">list1</text:span></text:span> list!</text:p>
      <text:p text:style-name="P72"><text:span text:style-name="T94"/></text:p>
      <text:p text:style-name="P72"><text:span text:style-name="T91">list = [</text:span><text:span text:style-name="T112">'amal'</text:span><text:span text:style-name="T101">, </text:span><text:span text:style-name="T112">'sha'</text:span><text:span text:style-name="T101">, </text:span><text:span text:style-name="T112">'shaf'</text:span><text:span text:style-name="T91">]</text:span><text:line-break/><text:span text:style-name="T91">list1 = list[-</text:span><text:span text:style-name="T97">1</text:span><text:span text:style-name="T91">]</text:span><text:line-break/><text:span text:style-name="T91">list2 = list[-</text:span><text:span text:style-name="T97">2</text:span><text:span text:style-name="T91">]</text:span><text:line-break/><text:span text:style-name="T107">print</text:span><text:span text:style-name="T91">(list1)</text:span><text:line-break/><text:span text:style-name="T107">print</text:span><text:span text:style-name="T91">(list2)</text:span><text:line-break/><text:span text:style-name="T21"># shaf</text:span><text:line-break/><text:span text:style-name="T21"># sha</text:span></text:p>
      <text:p text:style-name="P72"><text:span text:style-name="T94"/></text:p>
      <text:h text:style-name="P55" text:outline-level="3">The Slice Notation In Lists :</text:h>
      <text:p text:style-name="Text_20_body">In general, you use the slice notation when you want to select more than one list element at a time. Much like when you choose just one element from a list, you use the double brackets. What’s so <text:soft-page-break/>special now is that instead of just an integer, you also put a <text:span text:style-name="Source_20_Text">:</text:span> in between the double brackets, just like this:</text:p>
      <text:p text:style-name="P36"><text:span text:style-name="T91">list = </text:span><text:span text:style-name="T112">'amal'</text:span><text:line-break/><text:span text:style-name="T91">list1 = list[</text:span><text:span text:style-name="T97">2</text:span><text:span text:style-name="T91">:]</text:span><text:line-break/><text:span text:style-name="T107">print</text:span><text:span text:style-name="T91">(list1)</text:span><text:line-break/><text:span text:style-name="T21"># al</text:span></text:p>
      <text:p text:style-name="Standard"/>
      <text:p text:style-name="Standard">You see that now we get the <text:span text:style-name="Source_20_Text"><text:span text:style-name="T118">list1</text:span></text:span> list, but only from the <text:span text:style-name="Source_20_Text">panda</text:span> entry at index 2 onwards. In other words, we start from index 2 and go to the end of the list, since no other integer is specified.</text:p>
      <text:p text:style-name="P23"/>
      <text:p text:style-name="P8"><text:span text:style-name="Source_20_Text"><text:span text:style-name="T51"># items start through the end (but the end is not included!)</text:span></text:span></text:p>
      <text:p text:style-name="Preformatted_20_Text"><text:span text:style-name="Source_20_Text">a[start:end]</text:span></text:p>
      <text:p text:style-name="P36"><text:span text:style-name="Source_20_Text"><text:span text:style-name="T95">list = </text:span></text:span><text:span text:style-name="T112">'amalgosh'</text:span><text:line-break/><text:span text:style-name="T91">list1 = list[</text:span><text:span text:style-name="T97">0</text:span><text:span text:style-name="T91">:</text:span><text:span text:style-name="T97">8</text:span><text:span text:style-name="T91">]</text:span><text:line-break/><text:span text:style-name="T107">print</text:span><text:span text:style-name="T91">(list1)</text:span><text:line-break/><text:span text:style-name="T21"># amalgosh</text:span></text:p>
      <text:p text:style-name="Standard"><text:span text:style-name="Source_20_Text"/></text:p>
      <text:p text:style-name="Preformatted_20_Text"/>
      <text:p text:style-name="Preformatted_20_Text"><text:span text:style-name="Source_20_Text"># items start through the rest of the array</text:span></text:p>
      <text:p text:style-name="P9"><text:span text:style-name="Source_20_Text">a[start:] </text:span></text:p>
      <text:p text:style-name="P25">list = 'amalgosh'</text:p>
      <text:p text:style-name="P25">list1 = list[4:]</text:p>
      <text:p text:style-name="P25">print(list1)</text:p>
      <text:p text:style-name="P25"># gosh</text:p>
      <text:p text:style-name="P12"><text:span text:style-name="Source_20_Text"><text:span text:style-name="T46"/></text:span></text:p>
      <text:p text:style-name="P9"><text:span text:style-name="Source_20_Text"># items from the beginning through the end (but the end is not included!)</text:span></text:p>
      <text:p text:style-name="P3"><text:span text:style-name="Source_20_Text">a[:end]</text:span></text:p>
      <text:p text:style-name="P4"><text:span text:style-name="Source_20_Text"><text:span text:style-name="T95">list = </text:span></text:span><text:span text:style-name="T112">'amalgosh'</text:span><text:line-break/><text:span text:style-name="T91">list1 = list[:</text:span><text:span text:style-name="T97">8</text:span><text:span text:style-name="T91">]</text:span><text:line-break/><text:span text:style-name="T107">print</text:span><text:span text:style-name="T91">(list1)</text:span><text:line-break/><text:span text:style-name="T21"># amagosh</text:span></text:p>
      <text:p text:style-name="P3"><text:span text:style-name="Source_20_Text"><text:span text:style-name="Strong_20_Emphasis">Tip</text:span></text:span><text:span text:style-name="Source_20_Text">: by just passing a colon :, you will just copy the list!</text:span></text:p>
      <text:p text:style-name="P5"><text:span text:style-name="Source_20_Text"><text:span text:style-name="T95">list = </text:span></text:span><text:span text:style-name="T112">'amalgosh'</text:span><text:line-break/><text:span text:style-name="T91">list1 = list[:]</text:span><text:line-break/><text:span text:style-name="T107">print</text:span><text:span text:style-name="T91">(list1)</text:span><text:line-break/><text:span text:style-name="T21"># amalgosh</text:span><text:line-break/></text:p>
      <text:p text:style-name="P5"><text:span text:style-name="Source_20_Text">In addition to the simple slice notation, there is also the step value, which can be generalized like this:</text:span></text:p>
      <text:p text:style-name="P3"><text:span text:style-name="Source_20_Text"># start through not past end, by step</text:span></text:p>
      <text:p text:style-name="P3"><text:span text:style-name="Source_20_Text">a[start:end:step]</text:span></text:p>
      <text:p text:style-name="P3"><text:span text:style-name="Source_20_Text">Well, it allows you to literally step through your list and select only those elements that your step value includes</text:span></text:p>
      <text:p text:style-name="P4"><text:span text:style-name="Source_20_Text"><text:span text:style-name="T95">list = </text:span></text:span><text:span text:style-name="T112">'amalgosh'</text:span><text:line-break/><text:span text:style-name="T91">list1 = list[</text:span><text:span text:style-name="T97">0</text:span><text:span text:style-name="T91">:</text:span><text:span text:style-name="T97">8</text:span><text:span text:style-name="T91">:</text:span><text:span text:style-name="T97">2</text:span><text:span text:style-name="T91">]</text:span><text:line-break/><text:span text:style-name="T107">print</text:span><text:span text:style-name="T91">(list1)</text:span><text:line-break/><text:span text:style-name="T21"># aags</text:span></text:p>
      <text:p text:style-name="P4"><text:span text:style-name="Source_20_Text"/></text:p>
      <text:p text:style-name="P7"><text:soft-page-break/><text:span text:style-name="Source_20_Text"><text:span text:style-name="Strong_20_Emphasis">Note</text:span></text:span><text:span text:style-name="Source_20_Text"> that if you don’t specify any step value, it is just set to 1. No elements will then be skipped when stepping through the list.</text:span></text:p>
      <text:p text:style-name="Text_20_body"><text:span text:style-name="Strong_20_Emphasis">Remember</text:span> that your result does not include the end value index that you specify in the slice notation!</text:p>
      <text:h text:style-name="Heading_20_3" text:outline-level="3"><text:span text:style-name="Source_20_Text">How To Randomly Select An Element In A List :</text:span></text:h>
      <text:p text:style-name="P3"><text:span text:style-name="Source_20_Text">You can select a random element from your list with the random package:</text:span></text:p>
      <text:p text:style-name="P4"><text:span text:style-name="Source_20_Text"><text:span text:style-name="T105">from </text:span></text:span><text:span text:style-name="T91">random </text:span><text:span text:style-name="T101">import </text:span><text:span text:style-name="T91">choice</text:span><text:line-break/><text:span text:style-name="T91">list = [</text:span><text:span text:style-name="T112">'amal'</text:span><text:span text:style-name="T101">, </text:span><text:span text:style-name="T112">'sha'</text:span><text:span text:style-name="T101">, </text:span><text:span text:style-name="T112">'shaf'</text:span><text:span text:style-name="T91">]</text:span><text:line-break/><text:span text:style-name="T107">print</text:span><text:span text:style-name="T91">(choice(list))</text:span><text:line-break/><text:span text:style-name="T21"># amal</text:span></text:p>
      <text:p text:style-name="P4"><text:span text:style-name="Source_20_Text"><text:span text:style-name="T119">i</text:span></text:span><text:span text:style-name="Source_20_Text">f you also want to select a random list element through the indices of your list, you can work with the randrange method from the random library:</text:span></text:p>
      <text:p text:style-name="P4"><text:span text:style-name="Source_20_Text"><text:span text:style-name="T120">T</text:span></text:span><text:span text:style-name="Source_20_Text"><text:span text:style-name="Strong_20_Emphasis">ip</text:span></text:span><text:span text:style-name="Source_20_Text">: you should consider checking out the </text:span><text:a xlink:type="simple" xlink:href="https://docs.python.org/3/library/random.html" text:style-name="Internet_20_link" text:visited-style-name="Visited_20_Internet_20_Link"><text:span text:style-name="Source_20_Text">random</text:span></text:a><text:span text:style-name="Source_20_Text"> library, as it will come in handy when you’re programming in Python!</text:span></text:p>
      <text:h text:style-name="Heading_20_2" text:outline-level="2"><text:span text:style-name="Source_20_Text"><text:span text:style-name="T126">3. </text:span></text:span><text:span text:style-name="Source_20_Text"><text:span text:style-name="T14">How To Transform Lists Into Other Data Structures</text:span></text:span></text:h>
      <text:h text:style-name="Heading_20_3" text:outline-level="3"><text:span text:style-name="Source_20_Text">How To Convert A List To A String :</text:span></text:h>
      <text:p text:style-name="P6"><text:span text:style-name="Source_20_Text"><text:span text:style-name="T5">Y</text:span></text:span><text:span text:style-name="Source_20_Text"><text:span text:style-name="T1">ou convert a list to a string by using ''.join(). This operation allows you to glue together all strings in your list together and return them as a string.</text:span></text:span></text:p>
      <text:p text:style-name="P6"><text:span text:style-name="Source_20_Text"><text:span text:style-name="T53"># How To Convert A List To A String</text:span></text:span><text:line-break/><text:span text:style-name="T21"># List of Strings to a String</text:span><text:line-break/><text:span text:style-name="T91">list_string = [</text:span><text:span text:style-name="T112">'amal'</text:span><text:span text:style-name="T101">, </text:span><text:span text:style-name="T112">'sha'</text:span><text:span text:style-name="T101">, </text:span><text:span text:style-name="T112">'shaf'</text:span><text:span text:style-name="T91">]</text:span><text:line-break/><text:span text:style-name="T91">str_strng = </text:span><text:span text:style-name="T112">''</text:span><text:span text:style-name="T91">.join(list_string)</text:span><text:line-break/><text:span text:style-name="T107">print</text:span><text:span text:style-name="T91">(str_strng)</text:span><text:line-break/><text:span text:style-name="T21"># List of integers to a String</text:span><text:line-break/><text:span text:style-name="T91">list_int = [</text:span><text:span text:style-name="T97">1</text:span><text:span text:style-name="T101">, </text:span><text:span text:style-name="T97">2</text:span><text:span text:style-name="T101">, </text:span><text:span text:style-name="T97">3</text:span><text:span text:style-name="T91">]</text:span><text:line-break/><text:span text:style-name="T91">str_int = </text:span><text:span text:style-name="T112">''</text:span><text:span text:style-name="T91">.join(</text:span><text:span text:style-name="T107">str</text:span><text:span text:style-name="T91">(i) </text:span><text:span text:style-name="T101">for </text:span><text:span text:style-name="T91">i </text:span><text:span text:style-name="T101">in </text:span><text:span text:style-name="T91">list_int)</text:span><text:line-break/><text:span text:style-name="T107">print</text:span><text:span text:style-name="T91">(str_int)</text:span></text:p>
      <text:p text:style-name="P6"><text:span text:style-name="Source_20_Text"><text:span text:style-name="Strong_20_Emphasis"><text:span text:style-name="T1">Note</text:span></text:span></text:span><text:span text:style-name="Source_20_Text"><text:span text:style-name="T1"> that if your list only contains integers, you should convert the elements to strings before performing the join on them.</text:span></text:span></text:p>
      <text:p text:style-name="P6"><text:span text:style-name="Source_20_Text"><text:span text:style-name="T6">T</text:span></text:span><text:span text:style-name="Source_20_Text"><text:span text:style-name="T1">he conversion from an integer to a string is done by looping over the original list_</text:span></text:span><text:span text:style-name="Source_20_Text"><text:span text:style-name="T6">int</text:span></text:span></text:p>
      <text:h text:style-name="Heading_20_3" text:outline-level="3"><text:span text:style-name="Source_20_Text">How To Convert A List To A Tuple :</text:span></text:h>
      <text:p text:style-name="P6"><text:span text:style-name="Source_20_Text"><text:span text:style-name="T6">You can change a list to a tuple in Python by using the tuple() function. Pass your list to this function, and you will get a tuple back!</text:span></text:span></text:p>
      <text:p text:style-name="P6"><text:span text:style-name="Source_20_Text"><text:span text:style-name="Strong_20_Emphasis"><text:span text:style-name="T6">Remember</text:span></text:span></text:span><text:span text:style-name="Source_20_Text"><text:span text:style-name="T6">: tuples are immutable. You can’t change them afterward!</text:span></text:span></text:p>
      <text:p text:style-name="P69"><text:soft-page-break/><text:span text:style-name="T21"># How To Convert A List To A Tuple</text:span><text:line-break/><text:span text:style-name="T91">list_string = [</text:span><text:span text:style-name="T112">'lama'</text:span><text:span text:style-name="T101">, </text:span><text:span text:style-name="T112">'sha'</text:span><text:span text:style-name="T101">, </text:span><text:span text:style-name="T112">'zab'</text:span><text:span text:style-name="T91">]</text:span><text:line-break/><text:span text:style-name="T91">tuple_string = </text:span><text:span text:style-name="T107">tuple</text:span><text:span text:style-name="T91">(list_string)</text:span><text:line-break/><text:span text:style-name="T107">print</text:span><text:span text:style-name="T91">(</text:span><text:span text:style-name="T107">type</text:span><text:span text:style-name="T91">(tuple_string))</text:span><text:line-break/><text:span text:style-name="T107">print</text:span><text:span text:style-name="T91">(tuple_string)</text:span><text:line-break/><text:span text:style-name="T21"># &lt;class 'tuple'&gt;</text:span><text:line-break/><text:span text:style-name="T21"># ('lama', 'sha', 'zab')</text:span></text:p>
      <text:h text:style-name="P56" text:outline-level="3"><text:span text:style-name="T23"/></text:h>
      <text:h text:style-name="Heading_20_3" text:outline-level="3">How To Convert Your List To A Set In Python :</text:h>
      <text:p text:style-name="Preformatted_20_Text">As you will remember, a set is an unordered collection of unique items. That means not only means that any duplicates that you might have had in your original list will be lost once you convert it to a set, but also the order of the list elements.</text:p>
      <text:p text:style-name="Preformatted_20_Text">You can change a list into a set with the <text:span text:style-name="Source_20_Text">set()</text:span> function. Just pass your list to it!</text:p>
      <text:p text:style-name="P27"/>
      <text:p text:style-name="Text_20_body"><text:span text:style-name="T30"># How To Convert Your List To A Set In Python</text:span><text:line-break/><text:span text:style-name="T93">list_string = [</text:span><text:span text:style-name="T114">'lama'</text:span><text:span text:style-name="T103">, </text:span><text:span text:style-name="T114">'sha'</text:span><text:span text:style-name="T103">, </text:span><text:span text:style-name="T114">'zab'</text:span><text:span text:style-name="T93">]</text:span><text:line-break/><text:span text:style-name="T93">list_set = </text:span><text:span text:style-name="T109">set</text:span><text:span text:style-name="T93">(list_string)</text:span><text:line-break/><text:span text:style-name="T109">print</text:span><text:span text:style-name="T93">(</text:span><text:span text:style-name="T109">type</text:span><text:span text:style-name="T93">(list_set))</text:span><text:line-break/><text:span text:style-name="T109">print</text:span><text:span text:style-name="T93">(list_set)</text:span></text:p>
      <text:p text:style-name="P27"/>
      <text:h text:style-name="Heading_20_3" text:outline-level="3">How To Convert Lists To A Dictionaries :</text:h>
      <text:p text:style-name="Text_20_body"><text:span text:style-name="T38">A </text:span><text:span text:style-name="T37">dictionary works with keys and values, so the conversion from a list to a dictionary might be less straightforward.</text:span></text:p>
      <text:p text:style-name="Text_20_body"/>
      <text:p text:style-name="Text_20_body"><text:span text:style-name="T65">You will need to make sure that ‘</text:span><text:span text:style-name="T66">name</text:span><text:span text:style-name="T65">’ and ‘</text:span><text:span text:style-name="T66">amal</text:span><text:span text:style-name="T65">’ and ‘</text:span><text:span text:style-name="T66">age</text:span><text:span text:style-name="T65">’ and ‘2</text:span><text:span text:style-name="T66">0</text:span><text:span text:style-name="T65">’ are interpreted as key-value pairs. The way to do this is to select them with the slice notation and pass them to </text:span><text:span text:style-name="Source_20_Text"><text:span text:style-name="T65">zip()</text:span></text:span><text:span text:style-name="T65">.</text:span></text:p>
      <text:p text:style-name="Text_20_body"><text:span text:style-name="Source_20_Text">zip()</text:span> actually works like expected: it zips elements together. In this case, when you zip the helloWorld elements <text:span text:style-name="Source_20_Text">helloWorld[0::2]</text:span> and <text:span text:style-name="Source_20_Text">helloWorld[1::2]</text:span>,</text:p>
      <text:p text:style-name="Text_20_body"><text:span text:style-name="Strong_20_Emphasis">Note</text:span> that you need to use <text:span text:style-name="Source_20_Text">list()</text:span> to print out the result of the <text:span text:style-name="Source_20_Text">zip()</text:span> function.</text:p>
      <text:p text:style-name="Text_20_body">You will pass this to the <text:span text:style-name="Source_20_Text">dict()</text:span> function, which will interpret <text:span text:style-name="Source_20_Text"><text:span text:style-name="T121">name</text:span></text:span> as a key and <text:span text:style-name="Source_20_Text"><text:span text:style-name="T121">amal</text:span></text:span> as a value. Similarly, <text:span text:style-name="Source_20_Text"><text:span text:style-name="T121">age</text:span></text:span> will be interpreted as a key and <text:span text:style-name="Source_20_Text">2</text:span><text:span text:style-name="Source_20_Text"><text:span text:style-name="T121">0 </text:span></text:span>as a value.</text:p>
      <text:p text:style-name="Standard"><text:span text:style-name="T21"># How To Convert Lists To A Dictionaries</text:span><text:line-break/><text:span text:style-name="T91">list_user = [</text:span><text:span text:style-name="T112">'name'</text:span><text:span text:style-name="T101">, </text:span><text:span text:style-name="T112">'amal'</text:span><text:span text:style-name="T101">, </text:span><text:span text:style-name="T112">'age'</text:span><text:span text:style-name="T101">, </text:span><text:span text:style-name="T97">20</text:span><text:span text:style-name="T91">]</text:span><text:line-break/><text:span text:style-name="T91">list_dict = </text:span><text:span text:style-name="T107">dict</text:span><text:span text:style-name="T91">(</text:span><text:span text:style-name="T107">zip</text:span><text:span text:style-name="T91">(list_user[</text:span><text:span text:style-name="T97">0</text:span><text:span text:style-name="T91">::</text:span><text:span text:style-name="T97">2</text:span><text:span text:style-name="T91">]</text:span><text:span text:style-name="T101">, </text:span><text:span text:style-name="T91">list_user[</text:span><text:span text:style-name="T97">1</text:span><text:span text:style-name="T91">::</text:span><text:span text:style-name="T97">2</text:span><text:span text:style-name="T91">]))</text:span><text:line-break/><text:span text:style-name="T107">print</text:span><text:span text:style-name="T91">(</text:span><text:span text:style-name="T107">type</text:span><text:span text:style-name="T91">(list_dict))</text:span><text:line-break/><text:span text:style-name="T107">print</text:span><text:span text:style-name="T91">(list_dict)</text:span><text:line-break/><text:span text:style-name="T21"># &lt;class 'dict'&gt;</text:span><text:line-break/><text:span text:style-name="T21"># {'name': 'amal', 'age': 20}</text:span></text:p>
      <text:p text:style-name="Standard"/>
      <text:p text:style-name="Text_20_body"><text:span text:style-name="Strong_20_Emphasis">Note</text:span> that the second element that is passed to the <text:span text:style-name="Source_20_Text">zip()</text:span> function makes use of the step value to make sure that only the <text:span text:style-name="Source_20_Text"><text:span text:style-name="T121">safwan</text:span></text:span> and <text:span text:style-name="Source_20_Text"><text:span text:style-name="T121">20</text:span></text:span> elements are selected. Likewise, the first element uses the step value to select <text:span text:style-name="Source_20_Text"><text:span text:style-name="T121">name</text:span></text:span> and <text:span text:style-name="Source_20_Text"><text:span text:style-name="T121">age</text:span></text:span>.</text:p>
      <text:p text:style-name="Text_20_body">If your list is large</text:p>
      <text:p text:style-name="P36"><text:soft-page-break/><text:span text:style-name="T21"># large list</text:span><text:line-break/><text:span text:style-name="T91">list_user = [</text:span><text:span text:style-name="T112">'name'</text:span><text:span text:style-name="T101">, </text:span><text:span text:style-name="T112">'amal'</text:span><text:span text:style-name="T101">, </text:span><text:span text:style-name="T112">'age'</text:span><text:span text:style-name="T101">, </text:span><text:span text:style-name="T97">20</text:span><text:span text:style-name="T101">, </text:span><text:span text:style-name="T112">'place'</text:span><text:span text:style-name="T91">]</text:span><text:line-break/><text:span text:style-name="T21"># Create a list iterator object</text:span><text:line-break/><text:span text:style-name="T91">i = </text:span><text:span text:style-name="T107">iter</text:span><text:span text:style-name="T91">(list_user)</text:span><text:line-break/><text:span text:style-name="T21"># Zip and create a dictionary</text:span><text:line-break/><text:span text:style-name="T107">print</text:span><text:span text:style-name="T91">(</text:span><text:span text:style-name="T107">dict</text:span><text:span text:style-name="T91">(</text:span><text:span text:style-name="T107">zip</text:span><text:span text:style-name="T91">(i</text:span><text:span text:style-name="T101">, </text:span><text:span text:style-name="T91">i)))</text:span><text:line-break/><text:span text:style-name="T21"># {'name': 'amal', 'age': 20}</text:span></text:p>
      <text:p text:style-name="Standard"/>
      <text:p text:style-name="Standard"><text:span text:style-name="Strong_20_Emphasis">Note</text:span> that an iterable object can give you an iterator. The iterator, which has a <text:span text:style-name="Source_20_Text">.__next__</text:span> method, holds information on where exactly you are in your iteration: it knows what the next element in the iteration is.</text:p>
      <text:p text:style-name="Standard"/>
      <text:h text:style-name="Heading_20_2" text:outline-level="2"><text:span text:style-name="T127">4. </text:span><text:a xlink:type="simple" xlink:href="https://www.datacamp.com/community/tutorials/18-most-common-python-list-questions-learn-python#question4" office:target-frame-name="_blank" xlink:show="new" text:style-name="Internet_20_link" text:visited-style-name="Visited_20_Internet_20_Link"><text:span text:style-name="T14">How To Determine The Size Of Your List</text:span></text:a></text:h>
      <text:p text:style-name="P18"/>
      <text:p text:style-name="P13"><text:span text:style-name="T1">You can pass your list to the </text:span><text:span text:style-name="Source_20_Text"><text:span text:style-name="T1">len()</text:span></text:span><text:span text:style-name="T1"> function to get the length of your list back.</text:span></text:p>
      <text:p text:style-name="P13"><text:span text:style-name="Strong_20_Emphasis"><text:span text:style-name="T1">Note</text:span></text:span><text:span text:style-name="T1"> that the </text:span><text:span text:style-name="Source_20_Text"><text:span text:style-name="T1">len()</text:span></text:span><text:span text:style-name="T1"> function is not specifically to retrieve the length of your lists, but can also be used with other sequences or collections, such as dictionaries, sets, strings, etc.</text:span></text:p>
      <text:p text:style-name="P18"/>
      <text:p text:style-name="P13"><text:span text:style-name="T21"># How To Determine The Size Of Your List in Python</text:span><text:line-break/><text:span text:style-name="T21"># list</text:span><text:line-break/><text:span text:style-name="T91">len_list = [</text:span><text:span text:style-name="T112">'amal'</text:span><text:span text:style-name="T101">, </text:span><text:span text:style-name="T112">'sha'</text:span><text:span text:style-name="T101">, </text:span><text:span text:style-name="T112">'xab'</text:span><text:span text:style-name="T91">]</text:span><text:line-break/><text:span text:style-name="T107">print</text:span><text:span text:style-name="T91">(</text:span><text:span text:style-name="T107">len</text:span><text:span text:style-name="T91">(len_list))</text:span><text:line-break/><text:span text:style-name="T21"># 3</text:span><text:line-break/><text:line-break/><text:span text:style-name="T21"># dictionaries</text:span><text:line-break/><text:span text:style-name="T91">len_dic = {</text:span><text:span text:style-name="T112">'name'</text:span><text:span text:style-name="T91">: </text:span><text:span text:style-name="T112">'amal'</text:span><text:span text:style-name="T101">, </text:span><text:span text:style-name="T112">'age'</text:span><text:span text:style-name="T91">: </text:span><text:span text:style-name="T97">20</text:span><text:span text:style-name="T101">, </text:span><text:span text:style-name="T112">'place'</text:span><text:span text:style-name="T91">: </text:span><text:span text:style-name="T112">'mlp'</text:span><text:span text:style-name="T91">}</text:span><text:line-break/><text:span text:style-name="T107">print</text:span><text:span text:style-name="T91">(</text:span><text:span text:style-name="T107">len</text:span><text:span text:style-name="T91">(list_dict))</text:span><text:line-break/><text:span text:style-name="T21"># 2</text:span><text:line-break/><text:line-break/><text:span text:style-name="T21"># set</text:span><text:line-break/><text:span text:style-name="T91">len_set = (</text:span><text:span text:style-name="T112">'amal'</text:span><text:span text:style-name="T101">, </text:span><text:span text:style-name="T112">'sha'</text:span><text:span text:style-name="T101">, </text:span><text:span text:style-name="T112">'xab'</text:span><text:span text:style-name="T101">, </text:span><text:span text:style-name="T112">'zab'</text:span><text:span text:style-name="T91">)</text:span><text:line-break/><text:span text:style-name="T107">print</text:span><text:span text:style-name="T91">(</text:span><text:span text:style-name="T107">len</text:span><text:span text:style-name="T91">(len_set))</text:span><text:line-break/><text:span text:style-name="T21"># 4</text:span><text:line-break/><text:line-break/><text:span text:style-name="T21"># string</text:span><text:line-break/><text:span text:style-name="T91">len_string = </text:span><text:span text:style-name="T112">'amalsha'</text:span><text:line-break/><text:span text:style-name="T107">print</text:span><text:span text:style-name="T91">(</text:span><text:span text:style-name="T107">len</text:span><text:span text:style-name="T91">(len_string))</text:span><text:line-break/><text:span text:style-name="T21"># 7</text:span></text:p>
      <text:p text:style-name="P18"/>
      <text:h text:style-name="Heading_20_2" text:outline-level="2"><text:span text:style-name="T128">5. </text:span><text:a xlink:type="simple" xlink:href="https://www.datacamp.com/community/tutorials/18-most-common-python-list-questions-learn-python#question5" office:target-frame-name="_blank" xlink:show="new" text:style-name="Internet_20_link" text:visited-style-name="Visited_20_Internet_20_Link"><text:span text:style-name="T14">What’s The Difference Between The Python append() and extend() Methods?</text:span></text:a></text:h>
      <text:p text:style-name="P19"/>
      <text:h text:style-name="Heading_20_3" text:outline-level="3"><text:span text:style-name="Source_20_Text">Extend():</text:span></text:h>
      <text:p text:style-name="P20"><text:s/>on the one hand, takes an iterable (that’s right, it takes a list, set, tuple or string!), and adds each element of the iterable to the list one at a time.</text:p>
      <text:p text:style-name="P20"/>
      <text:p text:style-name="P14"><text:span text:style-name="T21"># Append 4 to list</text:span><text:line-break/><text:span text:style-name="T91">list = [</text:span><text:span text:style-name="T97">1</text:span><text:span text:style-name="T101">, </text:span><text:span text:style-name="T97">2</text:span><text:span text:style-name="T101">, </text:span><text:span text:style-name="T97">3</text:span><text:span text:style-name="T91">]</text:span><text:line-break/><text:span text:style-name="T91">list.append(</text:span><text:span text:style-name="T97">4</text:span><text:span text:style-name="T91">)</text:span><text:line-break/><text:span text:style-name="T107">print</text:span><text:span text:style-name="T91">(list)</text:span><text:line-break/><text:span text:style-name="T21"># [1, 2, 3, 4]</text:span></text:p>
      <text:p text:style-name="P20"/>
      <text:p text:style-name="P20"/>
      <text:h text:style-name="Heading_20_3" text:outline-level="3"><text:soft-page-break/><text:span text:style-name="Source_20_Text"><text:span text:style-name="T12">append()</text:span></text:span><text:span text:style-name="T12">,:</text:span></text:h>
      <text:p text:style-name="P14"><text:span text:style-name="T1">on the other hand, adds its argument to the end of the list as a single item, which means that when the </text:span><text:span text:style-name="Source_20_Text"><text:span text:style-name="T1">append()</text:span></text:span><text:span text:style-name="T1"> function takes an iterable as its argument, it will treat it as a single object.</text:span></text:p>
      <text:p text:style-name="P20"/>
      <text:p text:style-name="P14"><text:span text:style-name="T21"># Extend long_list with list</text:span><text:line-break/><text:span text:style-name="T91">list = [</text:span><text:span text:style-name="T97">1</text:span><text:span text:style-name="T101">, </text:span><text:span text:style-name="T97">2</text:span><text:span text:style-name="T101">, </text:span><text:span text:style-name="T97">3</text:span><text:span text:style-name="T101">, </text:span><text:span text:style-name="T97">4</text:span><text:span text:style-name="T91">]</text:span><text:line-break/><text:span text:style-name="T91">long_list = [</text:span><text:span text:style-name="T97">5</text:span><text:span text:style-name="T101">, </text:span><text:span text:style-name="T97">6</text:span><text:span text:style-name="T101">, </text:span><text:span text:style-name="T97">7</text:span><text:span text:style-name="T91">]</text:span><text:line-break/><text:span text:style-name="T91">long_list.extend(list)</text:span><text:line-break/><text:span text:style-name="T107">print</text:span><text:span text:style-name="T91">(long_list)</text:span><text:line-break/><text:span text:style-name="T21"># [5, 6, 7, 1, 2, 3, 4]</text:span></text:p>
      <text:p text:style-name="P20"/>
      <text:p text:style-name="P20"/>
      <text:p text:style-name="P14"><text:span text:style-name="T1">You can see that </text:span><text:span text:style-name="Source_20_Text"><text:span text:style-name="T1">extend()</text:span></text:span><text:span text:style-name="T1"> is a more efficient version of calling </text:span><text:span text:style-name="Source_20_Text"><text:span text:style-name="T1">append()</text:span></text:span><text:span text:style-name="T1"> multiple times.</text:span></text:p>
      <text:p text:style-name="P20"/>
      <text:h text:style-name="Heading_20_2" text:outline-level="2"><text:span text:style-name="T16">6. </text:span><text:a xlink:type="simple" xlink:href="https://www.datacamp.com/community/tutorials/18-most-common-python-list-questions-learn-python#question6" office:target-frame-name="_blank" xlink:show="new" text:style-name="Internet_20_link" text:visited-style-name="Visited_20_Internet_20_Link"><text:span text:style-name="T14">How To Concatenate Lists</text:span></text:a></text:h>
      <text:p text:style-name="P15"><text:span text:style-name="T14"/></text:p>
      <text:p text:style-name="P41"><text:span text:style-name="T7">To concatenate lists, you use the </text:span><text:span text:style-name="Source_20_Text"><text:span text:style-name="T7">+</text:span></text:span><text:span text:style-name="T7"> operator. It will give you a new list that is the concatenation of your two lists without modifying the original ones.</text:span></text:p>
      <text:p text:style-name="Text_20_body"><text:span text:style-name="Strong_20_Emphasis">Note</text:span> that concatenating and appending might be confusing. <text:span text:style-name="Source_20_Text">append()</text:span> is different from the <text:span text:style-name="Source_20_Text">+</text:span> operator, which in its turn is very similar to the <text:span text:style-name="Source_20_Text">extend()</text:span> method, but not exactly the same… You see that with <text:span text:style-name="Source_20_Text">append()</text:span> and <text:span text:style-name="Source_20_Text">extend()</text:span>, you modify your original list, while with the <text:span text:style-name="Source_20_Text">+</text:span> operator, you can make another list variable.</text:p>
      <text:p text:style-name="P15"><text:span text:style-name="T22"># How To Concatenate Lists in Python</text:span><text:line-break/><text:span text:style-name="T91">list1 = [</text:span><text:span text:style-name="T112">'amal'</text:span><text:span text:style-name="T101">, </text:span><text:span text:style-name="T112">'sha'</text:span><text:span text:style-name="T91">]</text:span><text:line-break/><text:span text:style-name="T91">list2 = [</text:span><text:span text:style-name="T112">'zab'</text:span><text:span text:style-name="T101">, </text:span><text:span text:style-name="T112">'sha'</text:span><text:span text:style-name="T91">]</text:span><text:line-break/><text:span text:style-name="T91">list3 = list1 + list2</text:span><text:line-break/><text:span text:style-name="T107">print</text:span><text:span text:style-name="T91">(list3)</text:span><text:line-break/><text:span text:style-name="T21"># ['amal', 'sha', 'zab', 'sha']</text:span></text:p>
      <text:p text:style-name="P21"/>
      <text:h text:style-name="Heading_20_2" text:outline-level="2"><text:span text:style-name="T16">7.</text:span><text:a xlink:type="simple" xlink:href="https://www.datacamp.com/community/tutorials/18-most-common-python-list-questions-learn-python#question7" office:target-frame-name="_blank" xlink:show="new" text:style-name="Internet_20_link" text:visited-style-name="Visited_20_Internet_20_Link"><text:span text:style-name="T125">How To Sort a List</text:span></text:a></text:h>
      <text:p text:style-name="P21"/>
      <text:p text:style-name="P21">There are two very simple ways to get the values in your lists sorted in ascending or descending order:</text:p>
      <text:p text:style-name="P15"/>
      <text:list xml:id="list1352777500" text:style-name="List_20_1">
        <text:list-item>
          <text:p text:style-name="P78"><text:s/>You use the <text:span text:style-name="Source_20_Text">sort()</text:span> method </text:p>
        </text:list-item>
        <text:list-item>
          <text:p text:style-name="P78">Or you use the <text:span text:style-name="Source_20_Text">sorted()</text:span> function and pass a list to it </text:p>
        </text:list-item>
      </text:list>
      <text:p text:style-name="P40"><text:span text:style-name="T87">The </text:span><text:span text:style-name="Source_20_Text"><text:span text:style-name="T87">sorted()</text:span></text:span><text:span text:style-name="T87"> function can be applied to any Iterable object, which means that it also accepts strings, sets, dictionaries when they are passed to it!</text:span></text:p>
      <text:p text:style-name="P11"><text:span text:style-name="T21"># How To Sort a List in Python</text:span><text:line-break/><text:span text:style-name="T21"># sort method</text:span><text:line-break/><text:span text:style-name="T91">list = [</text:span><text:span text:style-name="T97">1</text:span><text:span text:style-name="T101">, </text:span><text:span text:style-name="T97">5</text:span><text:span text:style-name="T101">, </text:span><text:span text:style-name="T97">7</text:span><text:span text:style-name="T101">, </text:span><text:span text:style-name="T97">2</text:span><text:span text:style-name="T101">, </text:span><text:span text:style-name="T97">9</text:span><text:span text:style-name="T91">]</text:span><text:line-break/><text:span text:style-name="T91">list.sort()</text:span><text:line-break/><text:span text:style-name="T107">print</text:span><text:span text:style-name="T91">(list)</text:span><text:line-break/><text:span text:style-name="T21"># [1, 2, 5, 7, 9]</text:span><text:line-break/><text:line-break/><text:span text:style-name="T21"># sorted function</text:span><text:line-break/><text:span text:style-name="T91">list = [</text:span><text:span text:style-name="T97">1</text:span><text:span text:style-name="T101">, </text:span><text:span text:style-name="T97">5</text:span><text:span text:style-name="T101">, </text:span><text:span text:style-name="T97">7</text:span><text:span text:style-name="T101">, </text:span><text:span text:style-name="T97">2</text:span><text:span text:style-name="T101">, </text:span><text:span text:style-name="T97">9</text:span><text:span text:style-name="T91">]</text:span><text:line-break/><text:soft-page-break/><text:span text:style-name="T91">list_sort = </text:span><text:span text:style-name="T107">sorted</text:span><text:span text:style-name="T91">(list)</text:span><text:line-break/><text:span text:style-name="T107">print</text:span><text:span text:style-name="T91">(list_sort)</text:span><text:line-break/><text:span text:style-name="T21"># [1, 2, 5, 7, 9]</text:span></text:p>
      <text:p text:style-name="P58"/>
      <text:p text:style-name="P58"/>
      <text:h text:style-name="Heading_20_2" text:outline-level="2"><text:span text:style-name="T61">8.</text:span><text:a xlink:type="simple" xlink:href="https://www.datacamp.com/community/tutorials/18-most-common-python-list-questions-learn-python#question8" office:target-frame-name="_blank" xlink:show="new" text:style-name="Internet_20_link" text:visited-style-name="Visited_20_Internet_20_Link"><text:span text:style-name="T19">How To Clone Or Copy A List</text:span></text:a></text:h>
      <text:p text:style-name="P59"/>
      <text:p text:style-name="P79">There are a lot of ways of cloning or copying a list:</text:p>
      <text:list xml:id="list2937883057" text:style-name="L4">
        <text:list-item>
          <text:p text:style-name="P94">You can slice your original list and store it into a new variable: <text:span text:style-name="Source_20_Text">newList = oldList[:]</text:span> </text:p>
        </text:list-item>
      </text:list>
      <text:p text:style-name="P52"/>
      <text:p text:style-name="P51"><text:span text:style-name="T21"># newList = oldList[:]</text:span><text:line-break/><text:span text:style-name="T91">oldlist = [</text:span><text:span text:style-name="T112">'amal'</text:span><text:span text:style-name="T101">, </text:span><text:span text:style-name="T112">'shaf'</text:span><text:span text:style-name="T101">, </text:span><text:span text:style-name="T112">'xab'</text:span><text:span text:style-name="T91">]</text:span><text:line-break/><text:span text:style-name="T107">print</text:span><text:span text:style-name="T91">(oldlist)</text:span><text:line-break/><text:span text:style-name="T21"># ['amal', 'shaf', 'xab']</text:span><text:line-break/><text:span text:style-name="T91">newlist = oldlist[:]</text:span><text:line-break/><text:span text:style-name="T107">print</text:span><text:span text:style-name="T91">(newlist)</text:span><text:line-break/><text:span text:style-name="T21"># ['amal', 'shaf', 'xab']</text:span></text:p>
      <text:p text:style-name="P49"/>
      <text:list xml:id="list223340850657863" text:continue-numbering="true" text:style-name="L4">
        <text:list-item>
          <text:p text:style-name="P95">You can use the built-in <text:span text:style-name="Source_20_Text">list()</text:span> function: <text:span text:style-name="Source_20_Text">newList = list(oldList)</text:span> </text:p>
        </text:list-item>
      </text:list>
      <text:p text:style-name="P50"><text:span text:style-name="T112"># list()</text:span><text:line-break/><text:span text:style-name="T112">oldList = [1, 2, 3]</text:span><text:line-break/><text:span text:style-name="T112">newList = list(oldList)</text:span><text:line-break/><text:span text:style-name="T112">print(newList)</text:span><text:line-break/><text:span text:style-name="T112"># [1, 2, 3]</text:span></text:p>
      <text:p text:style-name="P50"/>
      <text:list xml:id="list223340708392208" text:continue-numbering="true" text:style-name="L4">
        <text:list-item>
          <text:p text:style-name="P94">You can use the <text:span text:style-name="Source_20_Text">copy</text:span> library: </text:p>
          <text:list>
            <text:list-item>
              <text:p text:style-name="P94">With the <text:span text:style-name="Source_20_Text">copy()</text:span> method: <text:span text:style-name="Source_20_Text">newList = copy.copy(oldList)</text:span> </text:p>
            </text:list-item>
          </text:list>
        </text:list-item>
      </text:list>
      <text:p text:style-name="P51"><text:span text:style-name="T21"># copy library</text:span><text:line-break/><text:span text:style-name="T101">import </text:span><text:span text:style-name="T91">copy</text:span><text:line-break/><text:span text:style-name="T91">oldList = [</text:span><text:span text:style-name="T112">'amal'</text:span><text:span text:style-name="T101">, </text:span><text:span text:style-name="T112">'shaf'</text:span><text:span text:style-name="T91">]</text:span><text:line-break/><text:span text:style-name="T107">print</text:span><text:span text:style-name="T91">(oldList)</text:span><text:line-break/><text:span text:style-name="T21"># ['amal', 'shaf']</text:span><text:line-break/><text:span text:style-name="T91">newList = copy.copy(oldList)</text:span><text:line-break/><text:span text:style-name="T107">print</text:span><text:span text:style-name="T91">(newList)</text:span><text:line-break/><text:span text:style-name="T21"># ['amal', 'shaf']</text:span></text:p>
      <text:p text:style-name="P49"/>
      <text:list xml:id="list223341714100615" text:continue-numbering="true" text:style-name="L4">
        <text:list-item>
          <text:list>
            <text:list-item>
              <text:p text:style-name="P80">If your list contains objects and you want to copy those as well, you can use <text:span text:style-name="Source_20_Text">copy.deepcopy()</text:span>: <text:span text:style-name="Source_20_Text">copy.deepcopy(oldList)</text:span> </text:p>
            </text:list-item>
          </text:list>
        </text:list-item>
      </text:list>
      <text:p text:style-name="P28"><text:span text:style-name="T24"># copy.deepcopy()</text:span><text:line-break/><text:span text:style-name="T91">oldList = [</text:span><text:span text:style-name="T112">'shaf'</text:span><text:span text:style-name="T101">, </text:span><text:span text:style-name="T112">'zab'</text:span><text:span text:style-name="T101">, </text:span><text:span text:style-name="T112">'zax'</text:span><text:span text:style-name="T91">]</text:span><text:line-break/><text:span text:style-name="T107">print</text:span><text:span text:style-name="T91">(oldList)</text:span><text:line-break/><text:span text:style-name="T21"># ['shaf', 'zab', 'zax']</text:span><text:line-break/><text:span text:style-name="T91">newList = copy.deepcopy(oldList)</text:span><text:line-break/><text:span text:style-name="T107">print</text:span><text:span text:style-name="T91">(newList)</text:span><text:line-break/><text:span text:style-name="T21"># ['shaf', 'zab', 'zax']</text:span></text:p>
      <text:p text:style-name="P59"/>
      <text:p text:style-name="P28"><text:span text:style-name="Strong_20_Emphasis"><text:span text:style-name="T31">Note</text:span></text:span><text:span text:style-name="T24"> that when you use the ‘simple’ copy methods, your original lists will be modified. However, if you use the </text:span><text:span text:style-name="Source_20_Text"><text:span text:style-name="T47">deepcopy()</text:span></text:span><text:span text:style-name="T24"> method, this will be prevented. Run the code below to see what happens:</text:span></text:p>
      <text:p text:style-name="P59"/>
      <text:p text:style-name="P28"><text:span text:style-name="T24"># deepcopy()</text:span><text:line-break/><text:span text:style-name="T91">objectList = [</text:span><text:span text:style-name="T112">'a'</text:span><text:span text:style-name="T101">, </text:span><text:span text:style-name="T112">'b'</text:span><text:span text:style-name="T101">, </text:span><text:span text:style-name="T91">[</text:span><text:span text:style-name="T112">'ab'</text:span><text:span text:style-name="T101">, </text:span><text:span text:style-name="T112">'ba'</text:span><text:span text:style-name="T91">]]</text:span><text:line-break/><text:span text:style-name="T91">copiedList = objectList[:]</text:span><text:line-break/><text:span text:style-name="T91">copiedList[</text:span><text:span text:style-name="T97">0</text:span><text:span text:style-name="T91">] = </text:span><text:span text:style-name="T112">'c'</text:span><text:line-break/><text:soft-page-break/><text:span text:style-name="T91">copiedList[</text:span><text:span text:style-name="T97">2</text:span><text:span text:style-name="T91">][</text:span><text:span text:style-name="T97">1</text:span><text:span text:style-name="T91">] = </text:span><text:span text:style-name="T112">'d'</text:span><text:line-break/><text:span text:style-name="T107">print</text:span><text:span text:style-name="T91">(objectList)</text:span><text:line-break/><text:span text:style-name="T21"># ['a', 'b', ['ab', 'd']]</text:span></text:p>
      <text:p text:style-name="P59"/>
      <text:h text:style-name="Heading_20_2" text:outline-level="2">9. How Does List Comprehension Work In Python?</text:h>
      <text:p text:style-name="P60"/>
      <text:p text:style-name="Text_20_body">List comprehension is, basically speaking, a way of elegantly constructing your lists. The best thing about this for those who love math is the fact that they look a lot like mathematical lists</text:p>
      <text:p text:style-name="P60"/>
      <text:p text:style-name="P29"><text:span text:style-name="T24"># List Comprehension</text:span><text:line-break/><text:span text:style-name="T107">print</text:span><text:span text:style-name="T91">([x**</text:span><text:span text:style-name="T97">2 </text:span><text:span text:style-name="T101">for </text:span><text:span text:style-name="T91">x </text:span><text:span text:style-name="T101">in </text:span><text:span text:style-name="T107">range</text:span><text:span text:style-name="T91">(</text:span><text:span text:style-name="T97">10</text:span><text:span text:style-name="T91">)])</text:span><text:line-break/><text:span text:style-name="T21"># [0, 1, 4, 9, 16, 25, 36, 49, 64, 81]</text:span></text:p>
      <text:p text:style-name="P60"/>
      <text:p text:style-name="P60"/>
      <text:p text:style-name="Text_20_body">Now, what does this mean? You take all numbers from 0 to 10, where 10 is not included, and you multiply each and every one of those numbers by 2.</text:p>
      <text:p text:style-name="Text_20_body"/>
      <text:p text:style-name="Text_20_body">Let’s say you want to make the same list as before, but you only want to multiply the numbers that can be divided by 2. Even this is easy with the help of list comprehension:</text:p>
      <text:p text:style-name="P60"/>
      <text:p text:style-name="P29"><text:span text:style-name="T24"># List Comprehension using if</text:span><text:line-break/><text:span text:style-name="T107">print</text:span><text:span text:style-name="T91">([x**</text:span><text:span text:style-name="T97">2 </text:span><text:span text:style-name="T101">for </text:span><text:span text:style-name="T91">x </text:span><text:span text:style-name="T101">in </text:span><text:span text:style-name="T107">range</text:span><text:span text:style-name="T91">(</text:span><text:span text:style-name="T97">10</text:span><text:span text:style-name="T91">) </text:span><text:span text:style-name="T101">if </text:span><text:span text:style-name="T91">x % </text:span><text:span text:style-name="T97">2 </text:span><text:span text:style-name="T91">== </text:span><text:span text:style-name="T97">0</text:span><text:span text:style-name="T91">])</text:span><text:line-break/><text:span text:style-name="T21"># [0, 4, 16, 36, 64]</text:span></text:p>
      <text:p text:style-name="P60"/>
      <text:p text:style-name="P60"/>
      <text:p text:style-name="P29">You just add a condition, indicated by <text:span text:style-name="Source_20_Text">if</text:span>, to your original statement. If that condition proves to be TRUE, the number will be considered for multiplication by 2. In this case, our condition is that the number can be divided by 2 (without having any remainder of the division operation).</text:p>
      <text:p text:style-name="P29"/>
      <text:p text:style-name="P30">Lamda:</text:p>
      <text:p text:style-name="P30"/>
      <text:p text:style-name="P30"><text:span text:style-name="T21"># lamda</text:span><text:line-break/><text:span text:style-name="T91">myList = [</text:span><text:span text:style-name="T97">1</text:span><text:span text:style-name="T101">, </text:span><text:span text:style-name="T97">2</text:span><text:span text:style-name="T101">, </text:span><text:span text:style-name="T97">3</text:span><text:span text:style-name="T101">, </text:span><text:span text:style-name="T97">4</text:span><text:span text:style-name="T101">, </text:span><text:span text:style-name="T97">5</text:span><text:span text:style-name="T101">, </text:span><text:span text:style-name="T97">6</text:span><text:span text:style-name="T101">, </text:span><text:span text:style-name="T97">7</text:span><text:span text:style-name="T101">, </text:span><text:span text:style-name="T97">8</text:span><text:span text:style-name="T101">, </text:span><text:span text:style-name="T97">9</text:span><text:span text:style-name="T101">, </text:span><text:span text:style-name="T97">10</text:span><text:span text:style-name="T91">]</text:span><text:line-break/><text:span text:style-name="T107">print</text:span><text:span text:style-name="T91">([(</text:span><text:span text:style-name="T101">lambda </text:span><text:span text:style-name="T91">x: x*x)(x) </text:span><text:span text:style-name="T101">for </text:span><text:span text:style-name="T91">x </text:span><text:span text:style-name="T101">in </text:span><text:span text:style-name="T91">myList])</text:span><text:line-break/><text:span text:style-name="T21"># [1, 4, 9, 16, 25, 36, 49, 64, 81, 100]</text:span></text:p>
      <text:p text:style-name="P61"/>
      <text:p text:style-name="Text_20_body"><text:span text:style-name="T89">In this example, you already have a list </text:span><text:span text:style-name="Source_20_Text"><text:span text:style-name="T89">myList</text:span></text:span><text:span text:style-name="T89"> that you’re transforming through list comprehension: you see that again </text:span><text:span text:style-name="Source_20_Text"><text:span text:style-name="T89">for x in myList</text:span></text:span><text:span text:style-name="T89">, for every list element in </text:span><text:span text:style-name="Source_20_Text"><text:span text:style-name="T89">myList</text:span></text:span><text:span text:style-name="T89">, some operation will be done.</text:span></text:p>
      <text:p text:style-name="Text_20_body">Next, you see that <text:span text:style-name="Source_20_Text">(lambda x: x*x)</text:span> is included. To keep things simple for you, you should just know that lambda functions are anonymous functions that are constructed at runtime. Considering that that piece of code can just serve as an indication for you, you can just ignore it and focus on <text:span text:style-name="Source_20_Text">x*x</text:span>.</text:p>
      <text:p text:style-name="Text_20_body">You see that this function takes one element and multiplies it by itself. It’s an anonymous function, so you need to pass it your list element to make sure that the lambda function takes that one as input. That is why you see <text:span text:style-name="Source_20_Text">(lambda x: x*x)(x)</text:span>.</text:p>
      <text:p text:style-name="P61">In other words,</text:p>
      <text:p text:style-name="P61"/>
      <text:p text:style-name="P30"><text:span text:style-name="T91">myList = [</text:span><text:span text:style-name="T97">1</text:span><text:span text:style-name="T101">, </text:span><text:span text:style-name="T97">2</text:span><text:span text:style-name="T101">, </text:span><text:span text:style-name="T97">3</text:span><text:span text:style-name="T101">, </text:span><text:span text:style-name="T97">4</text:span><text:span text:style-name="T101">, </text:span><text:span text:style-name="T97">5</text:span><text:span text:style-name="T101">, </text:span><text:span text:style-name="T97">6</text:span><text:span text:style-name="T101">, </text:span><text:span text:style-name="T97">7</text:span><text:span text:style-name="T101">, </text:span><text:span text:style-name="T97">8</text:span><text:span text:style-name="T101">, </text:span><text:span text:style-name="T97">9</text:span><text:span text:style-name="T101">, </text:span><text:span text:style-name="T97">10</text:span><text:span text:style-name="T91">]</text:span><text:line-break/><text:span text:style-name="T91">f = </text:span><text:span text:style-name="T101">lambda </text:span><text:span text:style-name="T91">x: x*x</text:span><text:line-break/><text:soft-page-break/><text:span text:style-name="T107">print</text:span><text:span text:style-name="T91">([f(x) </text:span><text:span text:style-name="T101">for </text:span><text:span text:style-name="T91">x </text:span><text:span text:style-name="T101">in </text:span><text:span text:style-name="T107">range</text:span><text:span text:style-name="T91">(</text:span><text:span text:style-name="T97">10</text:span><text:span text:style-name="T91">)])</text:span><text:line-break/><text:span text:style-name="T21"># [1, 4, 9, 16, 25, 36, 49, 64, 81]</text:span></text:p>
      <text:p text:style-name="P61"/>
      <text:p text:style-name="P61"/>
      <text:p text:style-name="Text_20_body">In which you first define your lambda function that says that you want to multiply an element by itself, and then in the second line pass it your list element to make sure that each list element is multiplied by itself.</text:p>
      <text:p text:style-name="Text_20_body"><text:span text:style-name="Strong_20_Emphasis">Note</text:span> that besides list comprehensions, also set and dictionary comprehensions exist</text:p>
      <text:p text:style-name="Text_20_body"/>
      <text:h text:style-name="Heading_20_2" text:outline-level="2">10. <text:a xlink:type="simple" xlink:href="https://www.datacamp.com/community/tutorials/18-most-common-python-list-questions-learn-python#question10" office:target-frame-name="_blank" xlink:show="new" text:style-name="Internet_20_link" text:visited-style-name="Visited_20_Internet_20_Link">How To Count Occurrences Of A List Item In Python</text:a></text:h>
      <text:p text:style-name="P62"/>
      <text:p text:style-name="Text_20_body">Counting the occurrences of one item in a list</text:p>
      <text:h text:style-name="Heading_20_3" text:outline-level="3"><text:span text:style-name="T78">To count the occurrences of just one list item you can use the </text:span><text:span text:style-name="Source_20_Text"><text:span text:style-name="T78">count()</text:span></text:span><text:span text:style-name="T78"> method:</text:span></text:h>
      <text:p text:style-name="Text_20_body">Counting the occurrences of all items in a list is also known as “tallying” a list, or creating a tally counter.</text:p>
      <text:p text:style-name="P62"/>
      <text:p text:style-name="P31"><text:span text:style-name="T25"># Counting the occurrences of one item in a list</text:span><text:line-break/><text:span text:style-name="T91">list = [</text:span><text:span text:style-name="T112">'amal'</text:span><text:span text:style-name="T101">, </text:span><text:span text:style-name="T112">'amal'</text:span><text:span text:style-name="T101">, </text:span><text:span text:style-name="T112">'zab'</text:span><text:span text:style-name="T91">]</text:span><text:line-break/><text:span text:style-name="T107">print</text:span><text:span text:style-name="T91">(list.count(</text:span><text:span text:style-name="T112">'amal'</text:span><text:span text:style-name="T91">))</text:span><text:line-break/><text:span text:style-name="T21"># 2</text:span></text:p>
      <text:p text:style-name="P62"/>
      <text:p text:style-name="Text_20_body"><text:span text:style-name="T36">Counting all items in a list with </text:span><text:span text:style-name="Source_20_Text"><text:span text:style-name="T56">count()</text:span></text:span></text:p>
      <text:p text:style-name="P31"><text:span text:style-name="T25">To count the occurrences of items in a list, you can also use list comprehension in combination with the </text:span><text:span text:style-name="Source_20_Text"><text:span text:style-name="T48">count()</text:span></text:span><text:span text:style-name="T25"> method:</text:span></text:p>
      <text:p text:style-name="P62"/>
      <text:p text:style-name="P31"><text:span text:style-name="T25"># Counting all items in a list with count()</text:span><text:line-break/><text:span text:style-name="T91">list = [</text:span><text:span text:style-name="T112">'amal'</text:span><text:span text:style-name="T101">, </text:span><text:span text:style-name="T112">'amal'</text:span><text:span text:style-name="T101">, </text:span><text:span text:style-name="T112">'zab'</text:span><text:span text:style-name="T91">]</text:span><text:line-break/><text:span text:style-name="T107">print</text:span><text:span text:style-name="T91">([(x</text:span><text:span text:style-name="T101">, </text:span><text:span text:style-name="T91">list.count(x)) </text:span><text:span text:style-name="T101">for </text:span><text:span text:style-name="T91">x </text:span><text:span text:style-name="T101">in </text:span><text:span text:style-name="T107">set</text:span><text:span text:style-name="T91">(list)])</text:span><text:line-break/><text:span text:style-name="T21"># [('zab', 1), ('amal', 2)]</text:span></text:p>
      <text:p text:style-name="P62"/>
      <text:p text:style-name="P46"><text:span text:style-name="T25">In this piece of code, you first see that your list is converted to a set. This will make sure that only the unique list items are kept, namely </text:span><text:span text:style-name="Source_20_Text"><text:span text:style-name="T48">a</text:span></text:span><text:span text:style-name="T25"> and </text:span><text:span text:style-name="Source_20_Text"><text:span text:style-name="T48">b</text:span></text:span><text:span text:style-name="T25">. Then you say that for each set item, you want to take that item and pass it to a </text:span><text:span text:style-name="Source_20_Text"><text:span text:style-name="T48">count()</text:span></text:span><text:span text:style-name="T25"> method</text:span></text:p>
      <text:p text:style-name="Text_20_body"><text:span text:style-name="Strong_20_Emphasis">Remember</text:span> that sets only contain unique items!</text:p>
      <text:p text:style-name="Text_20_body">In this case, first <text:span text:style-name="Source_20_Text">a</text:span> will be passed to <text:span text:style-name="Source_20_Text">list.count(x)</text:span>, and all occurrences of <text:span text:style-name="Source_20_Text">a</text:span> in your original list will be counted.</text:p>
      <text:h text:style-name="Heading_20_3" text:outline-level="3"><text:span text:style-name="T129">Counting all list items with </text:span><text:span text:style-name="Source_20_Text"><text:span text:style-name="T129">Counter():</text:span></text:span></text:h>
      <text:p text:style-name="Text_20_body">Alternatively, there’s the faster <text:span text:style-name="Source_20_Text">Counter()</text:span> method from the <text:a xlink:type="simple" xlink:href="https://docs.python.org/3/library/collections.html" text:style-name="Internet_20_link" text:visited-style-name="Visited_20_Internet_20_Link"><text:span text:style-name="Source_20_Text">collections</text:span></text:a><text:a xlink:type="simple" xlink:href="https://docs.python.org/3/library/collections.html" text:style-name="Internet_20_link" text:visited-style-name="Visited_20_Internet_20_Link"> library</text:a>:</text:p>
      <text:p text:style-name="P36"><text:span text:style-name="T21"># Counting all list items with Counter()</text:span><text:line-break/><text:span text:style-name="T101">from </text:span><text:span text:style-name="T91">collections </text:span><text:span text:style-name="T101">import </text:span><text:span text:style-name="T91">Counter</text:span><text:line-break/><text:span text:style-name="T91">list = [</text:span><text:span text:style-name="T112">'amal'</text:span><text:span text:style-name="T101">, </text:span><text:span text:style-name="T112">'amal'</text:span><text:span text:style-name="T101">, </text:span><text:span text:style-name="T112">'zab'</text:span><text:span text:style-name="T91">]</text:span><text:line-break/><text:span text:style-name="T107">print</text:span><text:span text:style-name="T91">(Counter(list))</text:span><text:line-break/><text:span text:style-name="T21"># Counter({'amal': 2, 'zab': 1})</text:span></text:p>
      <text:p text:style-name="Standard"/>
      <text:p text:style-name="Text_20_body"><text:span text:style-name="Strong_20_Emphasis">Note</text:span> that <text:span text:style-name="Source_20_Text">Counter()</text:span> is generally faster when you want to count all list items.</text:p>
      <text:h text:style-name="P53" text:outline-level="2"><text:soft-page-break/><text:span text:style-name="T122">11.</text:span><text:span text:style-name="T1">How To Split A List Into Evenly Sized Chunks</text:span></text:h>
      <text:p text:style-name="P88"><text:span text:style-name="T9"/></text:p>
      <text:p text:style-name="P47"><text:span text:style-name="T9">To split your list up into parts of the same size, you can resort to the </text:span><text:span text:style-name="Source_20_Text"><text:span text:style-name="T1">zip()</text:span></text:span><text:span text:style-name="T9"> function in combination with </text:span><text:span text:style-name="Source_20_Text"><text:span text:style-name="T1">iter()</text:span></text:span><text:span text:style-name="T9">:</text:span></text:p>
      <text:p text:style-name="P47"/>
      <text:p text:style-name="P32"><text:span text:style-name="T57"># How To Split A Python List Into Evenly Sized Chunks</text:span><text:line-break/><text:line-break/><text:span text:style-name="T21"># Your list `x`</text:span><text:line-break/><text:span text:style-name="T91">x = [</text:span><text:span text:style-name="T97">1</text:span><text:span text:style-name="T101">, </text:span><text:span text:style-name="T97">2</text:span><text:span text:style-name="T101">, </text:span><text:span text:style-name="T97">3</text:span><text:span text:style-name="T101">, </text:span><text:span text:style-name="T97">4</text:span><text:span text:style-name="T101">, </text:span><text:span text:style-name="T97">5</text:span><text:span text:style-name="T101">, </text:span><text:span text:style-name="T97">6</text:span><text:span text:style-name="T101">, </text:span><text:span text:style-name="T97">7</text:span><text:span text:style-name="T101">, </text:span><text:span text:style-name="T97">8</text:span><text:span text:style-name="T101">, </text:span><text:span text:style-name="T97">9</text:span><text:span text:style-name="T91">]</text:span><text:line-break/><text:span text:style-name="T21"># Split `x` up in chunks of 3</text:span><text:line-break/><text:span text:style-name="T91">y = </text:span><text:span text:style-name="T107">zip</text:span><text:span text:style-name="T91">(*[</text:span><text:span text:style-name="T107">iter</text:span><text:span text:style-name="T91">(x)]*</text:span><text:span text:style-name="T97">3</text:span><text:span text:style-name="T91">)</text:span><text:line-break/><text:span text:style-name="T21"># Use `list()` to print the result of `zip()`</text:span><text:line-break/><text:span text:style-name="T107">print</text:span><text:span text:style-name="T91">(list(y))</text:span><text:line-break/><text:span text:style-name="T21"># [(1, 2, 3), (4, 5, 6), (7, 8, 9)]</text:span></text:p>
      <text:p text:style-name="P68"/>
      <text:p text:style-name="P81">The code above works as follows:</text:p>
      <text:list xml:id="list2055222352" text:style-name="L5">
        <text:list-item>
          <text:p text:style-name="P96"><text:span text:style-name="Source_20_Text">iter()</text:span> is an iterator over a sequence. </text:p>
        </text:list-item>
        <text:list-item>
          <text:p text:style-name="P96"><text:span text:style-name="Source_20_Text">[iter(x)] * 3</text:span> produces a list with three <text:span text:style-name="Source_20_Text">listiterator</text:span> objects: each list iterator is an iterator of <text:span text:style-name="Source_20_Text">x</text:span>. </text:p>
        </text:list-item>
        <text:list-item>
          <text:p text:style-name="P82">the <text:span text:style-name="Source_20_Text">*</text:span> that is passed to the <text:span text:style-name="Source_20_Text">zip()</text:span> function before anything else unpacks the sequence into arguments so that you’re passing the same iterator three times to the <text:span text:style-name="Source_20_Text">zip()</text:span> function, and it pulls an item from the iterator each time. </text:p>
        </text:list-item>
      </text:list>
      <text:p text:style-name="Text_20_body"/>
      <text:p text:style-name="Text_20_body">Wait. That last step is totally not clear.</text:p>
      <text:p text:style-name="Text_20_body">Let me guide you step by step:</text:p>
      <text:list xml:id="list3201167063" text:style-name="L6">
        <text:list-item>
          <text:p text:style-name="P83">You will have three list iterator objects, which you can think of as: </text:p>
        </text:list-item>
      </text:list>
      <text:p text:style-name="Text_20_body"><text:span text:style-name="Source_20_Text">[1,2,3,4,5,6,7,8,9], [1,2,3,4,5,6,7,8,9], [1,2,3,4,5,6,7,8,9]</text:span></text:p>
      <text:p text:style-name="Text_20_body"/>
      <text:list xml:id="list2080407332" text:style-name="L7">
        <text:list-item>
          <text:p text:style-name="P84">The first time, <text:span text:style-name="Source_20_Text">zip()</text:span> will take one element of the list sequentially, which leaves you with: </text:p>
        </text:list-item>
      </text:list>
      <text:p text:style-name="Text_20_body"><text:span text:style-name="Source_20_Text">[1][2][3]</text:span></text:p>
      <text:p text:style-name="Text_20_body"/>
      <text:p text:style-name="Text_20_body"><text:span text:style-name="Strong_20_Emphasis">Note</text:span> that the iterator objects will keep track for you which element is next in the iteration!</text:p>
      <text:list xml:id="list837368477" text:style-name="L8">
        <text:list-item>
          <text:p text:style-name="P85">The second time, elements will be added to the three lists you just created, and you will end up with: </text:p>
        </text:list-item>
      </text:list>
      <text:p text:style-name="Text_20_body"><text:span text:style-name="Source_20_Text">[1, 4], [2, 5], [3, 6]</text:span></text:p>
      <text:p text:style-name="Text_20_body"/>
      <text:list xml:id="list3107649138" text:style-name="L9">
        <text:list-item>
          <text:p text:style-name="P86">The last time, you follow the same procedure, and you end up with: </text:p>
        </text:list-item>
      </text:list>
      <text:p text:style-name="Text_20_body"><text:span text:style-name="Source_20_Text">[1, 4, 7], [2, 5, 8], [3, 6, 9]</text:span></text:p>
      <text:p text:style-name="Text_20_body"><text:soft-page-break/></text:p>
      <text:list xml:id="list2419489020" text:style-name="L10">
        <text:list-item>
          <text:p text:style-name="P87">Zipping these three lists together will leave you with: </text:p>
        </text:list-item>
      </text:list>
      <text:p text:style-name="P48"><text:span text:style-name="Source_20_Text">[1, 2, 3], [4, 5, 6], [7, 8, 9]</text:span></text:p>
      <text:p text:style-name="P48">You can also simply use list comprehension instead of writing a function:</text:p>
      <text:p text:style-name="P33"><text:span text:style-name="T21"># Set up your list and chunk size</text:span><text:line-break/><text:span text:style-name="T91">list = </text:span><text:span text:style-name="T107">range</text:span><text:span text:style-name="T91">(</text:span><text:span text:style-name="T97">0</text:span><text:span text:style-name="T101">, </text:span><text:span text:style-name="T97">50</text:span><text:span text:style-name="T91">)</text:span><text:line-break/><text:span text:style-name="T91">chunk = </text:span><text:span text:style-name="T97">5</text:span><text:line-break/><text:span text:style-name="T21"># Split up your list into chunks</text:span><text:line-break/><text:span text:style-name="T107">print</text:span><text:span text:style-name="T91">([list[i:i + chunk] </text:span><text:span text:style-name="T101">for </text:span><text:span text:style-name="T91">i </text:span><text:span text:style-name="T101">in </text:span><text:span text:style-name="T107">range</text:span><text:span text:style-name="T91">(</text:span><text:span text:style-name="T97">0</text:span><text:span text:style-name="T101">, </text:span><text:span text:style-name="T107">len</text:span><text:span text:style-name="T91">(list)</text:span><text:span text:style-name="T101">, </text:span><text:span text:style-name="T91">chunk)])</text:span><text:line-break/><text:span text:style-name="T21"># [range(0, 5), range(5, 10), range(10, 15), range(15, 20), range(20, 25), range(25, 30), range(30, 35), range(35, 40), range(40, 45), range(45, 50)]</text:span></text:p>
      <text:p text:style-name="P33"><text:span text:style-name="T21"/></text:p>
      <text:p text:style-name="P63"/>
      <text:h text:style-name="Heading_20_2" text:outline-level="2"><text:span text:style-name="T39">12.</text:span><text:span text:style-name="T20"> How To Create Flat Lists Out Of Lists</text:span></text:h>
      <text:p text:style-name="P64"/>
      <text:p text:style-name="Text_20_body"><text:span text:style-name="T79">To make a simple list out of a list of lists, you can use the </text:span><text:span text:style-name="Source_20_Text"><text:span text:style-name="T79">sum()</text:span></text:span><text:span text:style-name="T79"> function. Just don’t forget to pass your list and an empty list to it:</text:span></text:p>
      <text:p text:style-name="P64"/>
      <text:p text:style-name="P34"><text:span text:style-name="T26"># <text:s/>How To Create Flat Lists Out Of Lists</text:span><text:line-break/><text:line-break/><text:span text:style-name="T91">list = [[</text:span><text:span text:style-name="T97">1</text:span><text:span text:style-name="T101">, </text:span><text:span text:style-name="T97">2</text:span><text:span text:style-name="T91">]</text:span><text:span text:style-name="T101">, </text:span><text:span text:style-name="T91">[</text:span><text:span text:style-name="T97">3</text:span><text:span text:style-name="T101">, </text:span><text:span text:style-name="T97">4</text:span><text:span text:style-name="T91">]</text:span><text:span text:style-name="T101">, </text:span><text:span text:style-name="T91">[</text:span><text:span text:style-name="T97">5</text:span><text:span text:style-name="T101">, </text:span><text:span text:style-name="T97">6</text:span><text:span text:style-name="T91">]]</text:span><text:line-break/><text:span text:style-name="T107">print</text:span><text:span text:style-name="T91">(</text:span><text:span text:style-name="T107">sum</text:span><text:span text:style-name="T91">(list</text:span><text:span text:style-name="T101">, </text:span><text:span text:style-name="T91">[]))</text:span><text:line-break/><text:span text:style-name="T21"># [1, 2, 3, 4, 5, 6]</text:span></text:p>
      <text:p text:style-name="P64"/>
      <text:h text:style-name="P57" text:outline-level="3"><text:span text:style-name="T39">1</text:span><text:span text:style-name="T41">3.</text:span><text:span text:style-name="T37">How To Get An Intersection Of Two Lists</text:span></text:h>
      <text:h text:style-name="P54" text:outline-level="3">List Intersection Using List Comprehension</text:h>
      <text:p text:style-name="P35"><text:span text:style-name="T27">If you want to obtain the intersection of two lists, you can use the </text:span><text:span text:style-name="Source_20_Text"><text:span text:style-name="T50">filter()</text:span></text:span><text:span text:style-name="T27"> function.</text:span></text:p>
      <text:p text:style-name="P65"/>
      <text:p text:style-name="P35"><text:span text:style-name="T27"># List Intersection Using List Comprehension</text:span><text:line-break/><text:span text:style-name="T91">lst1 = [</text:span><text:span text:style-name="T97">1</text:span><text:span text:style-name="T101">, </text:span><text:span text:style-name="T97">6</text:span><text:span text:style-name="T101">, </text:span><text:span text:style-name="T97">7</text:span><text:span text:style-name="T101">, </text:span><text:span text:style-name="T97">10</text:span><text:span text:style-name="T101">, </text:span><text:span text:style-name="T97">13</text:span><text:span text:style-name="T101">, </text:span><text:span text:style-name="T97">28</text:span><text:span text:style-name="T101">, </text:span><text:span text:style-name="T97">32</text:span><text:span text:style-name="T101">, </text:span><text:span text:style-name="T97">41</text:span><text:span text:style-name="T101">, </text:span><text:span text:style-name="T97">58</text:span><text:span text:style-name="T101">, </text:span><text:span text:style-name="T97">63</text:span><text:span text:style-name="T91">]</text:span><text:line-break/><text:span text:style-name="T91">lst2 = [[</text:span><text:span text:style-name="T97">13</text:span><text:span text:style-name="T101">, </text:span><text:span text:style-name="T97">17</text:span><text:span text:style-name="T101">, </text:span><text:span text:style-name="T97">18</text:span><text:span text:style-name="T101">, </text:span><text:span text:style-name="T97">21</text:span><text:span text:style-name="T101">, </text:span><text:span text:style-name="T97">32</text:span><text:span text:style-name="T91">]</text:span><text:span text:style-name="T101">, </text:span><text:span text:style-name="T91">[</text:span><text:span text:style-name="T97">7</text:span><text:span text:style-name="T101">, </text:span><text:span text:style-name="T97">11</text:span><text:span text:style-name="T101">, </text:span><text:span text:style-name="T97">13</text:span><text:span text:style-name="T101">, </text:span><text:span text:style-name="T97">14</text:span><text:span text:style-name="T101">, </text:span><text:span text:style-name="T97">28</text:span><text:span text:style-name="T91">]</text:span><text:span text:style-name="T101">, </text:span><text:span text:style-name="T91">[</text:span><text:span text:style-name="T97">1</text:span><text:span text:style-name="T101">, </text:span><text:span text:style-name="T97">5</text:span><text:span text:style-name="T101">, </text:span><text:span text:style-name="T97">6</text:span><text:span text:style-name="T101">, </text:span><text:span text:style-name="T97">8</text:span><text:span text:style-name="T101">, </text:span><text:span text:style-name="T97">15</text:span><text:span text:style-name="T101">, </text:span><text:span text:style-name="T97">16</text:span><text:span text:style-name="T91">]]</text:span><text:line-break/><text:span text:style-name="T107">print</text:span><text:span text:style-name="T91">([</text:span><text:span text:style-name="T107">list</text:span><text:span text:style-name="T91">(</text:span><text:span text:style-name="T107">filter</text:span><text:span text:style-name="T91">(</text:span><text:span text:style-name="T101">lambda </text:span><text:span text:style-name="T91">x: x </text:span><text:span text:style-name="T101">in </text:span><text:span text:style-name="T91">lst1</text:span><text:span text:style-name="T101">, </text:span><text:span text:style-name="T91">sublist)) </text:span><text:span text:style-name="T101">for </text:span><text:span text:style-name="T91">sublist </text:span><text:span text:style-name="T101">in </text:span><text:span text:style-name="T91">lst2])</text:span><text:line-break/><text:span text:style-name="T21"># [[13, 32], [7, 13, 28], [1, 6]]</text:span></text:p>
      <text:p text:style-name="P67"/>
      <text:p text:style-name="Text_20_body"><text:span text:style-name="T70">the </text:span><text:span text:style-name="Source_20_Text"><text:span text:style-name="T70">filter()</text:span></text:span><text:span text:style-name="T70"> part takes each sublist’s item and checks to see if it is in the source list </text:span><text:span text:style-name="Source_20_Text"><text:span text:style-name="T70">list1</text:span></text:span><text:span text:style-name="T70">. The list comprehension is executed for each sublist in </text:span><text:span text:style-name="Source_20_Text"><text:span text:style-name="T70">list2</text:span></text:span><text:span text:style-name="T70">.</text:span></text:p>
      <text:p text:style-name="Text_20_body"><text:span text:style-name="Strong_20_Emphasis"><text:span text:style-name="T71">Note</text:span></text:span><text:span text:style-name="T70"> that, since </text:span><text:span text:style-name="Source_20_Text"><text:span text:style-name="T70">filter()</text:span></text:span><text:span text:style-name="T70"> returns an iterable instead of a list, you need to wrap all you put into your </text:span><text:span text:style-name="Source_20_Text"><text:span text:style-name="T70">filter()</text:span></text:span><text:span text:style-name="T70"> with </text:span><text:span text:style-name="Source_20_Text"><text:span text:style-name="T70">list()</text:span></text:span><text:span text:style-name="T70">. </text:span></text:p>
      <text:p text:style-name="P66"/>
      <text:p text:style-name="P66">For better readability, you could also work with nested list comprehensions:</text:p>
      <text:p text:style-name="P65"/>
      <text:p text:style-name="P35"><text:span text:style-name="T27"># nested list comprehensions:</text:span><text:line-break/><text:line-break/><text:span text:style-name="T91">lst1 = [</text:span><text:span text:style-name="T97">1</text:span><text:span text:style-name="T101">, </text:span><text:span text:style-name="T97">6</text:span><text:span text:style-name="T101">, </text:span><text:span text:style-name="T97">7</text:span><text:span text:style-name="T101">, </text:span><text:span text:style-name="T97">10</text:span><text:span text:style-name="T101">, </text:span><text:span text:style-name="T97">13</text:span><text:span text:style-name="T101">, </text:span><text:span text:style-name="T97">28</text:span><text:span text:style-name="T101">, </text:span><text:span text:style-name="T97">32</text:span><text:span text:style-name="T101">, </text:span><text:span text:style-name="T97">41</text:span><text:span text:style-name="T101">, </text:span><text:span text:style-name="T97">58</text:span><text:span text:style-name="T101">, </text:span><text:span text:style-name="T97">63</text:span><text:span text:style-name="T91">]</text:span><text:line-break/><text:span text:style-name="T91">lst2 = [[</text:span><text:span text:style-name="T97">13</text:span><text:span text:style-name="T101">, </text:span><text:span text:style-name="T97">17</text:span><text:span text:style-name="T101">, </text:span><text:span text:style-name="T97">18</text:span><text:span text:style-name="T101">, </text:span><text:span text:style-name="T97">21</text:span><text:span text:style-name="T101">, </text:span><text:span text:style-name="T97">32</text:span><text:span text:style-name="T91">]</text:span><text:span text:style-name="T101">, </text:span><text:span text:style-name="T91">[</text:span><text:span text:style-name="T97">7</text:span><text:span text:style-name="T101">, </text:span><text:span text:style-name="T97">11</text:span><text:span text:style-name="T101">, </text:span><text:span text:style-name="T97">13</text:span><text:span text:style-name="T101">, </text:span><text:span text:style-name="T97">14</text:span><text:span text:style-name="T101">, </text:span><text:span text:style-name="T97">28</text:span><text:span text:style-name="T91">]</text:span><text:span text:style-name="T101">, </text:span><text:span text:style-name="T91">[</text:span><text:span text:style-name="T97">1</text:span><text:span text:style-name="T101">, </text:span><text:span text:style-name="T97">5</text:span><text:span text:style-name="T101">, </text:span><text:span text:style-name="T97">6</text:span><text:span text:style-name="T101">, </text:span><text:span text:style-name="T97">8</text:span><text:span text:style-name="T101">, </text:span><text:span text:style-name="T97">15</text:span><text:span text:style-name="T101">, </text:span><text:span text:style-name="T97">16</text:span><text:span text:style-name="T91">]]</text:span><text:line-break/><text:span text:style-name="T107">print</text:span><text:span text:style-name="T91">([[x </text:span><text:span text:style-name="T101">for </text:span><text:span text:style-name="T91">x </text:span><text:span text:style-name="T101">in </text:span><text:span text:style-name="T91">sublist </text:span><text:span text:style-name="T101">if </text:span><text:span text:style-name="T91">x </text:span><text:span text:style-name="T101">in </text:span><text:span text:style-name="T91">lst1] </text:span><text:span text:style-name="T101">for </text:span><text:span text:style-name="T91">sublist </text:span><text:span text:style-name="T101">in </text:span><text:span text:style-name="T91">lst2])</text:span><text:line-break/><text:span text:style-name="T21"># [[13, 32], [7, 13, 28], [1, 6]]</text:span></text:p>
      <text:p text:style-name="P65"/>
      <text:p text:style-name="P65"/>
      <text:h text:style-name="P2" text:outline-level="3"><text:soft-page-break/><text:span text:style-name="Source_20_Text"><text:span text:style-name="T50">Intersecting Lists With set()</text:span></text:span></text:h>
      <text:p text:style-name="Text_20_body">If the order of your elements is not important and if you don’t need to worry about duplicates then you can use set intersection:</text:p>
      <text:p text:style-name="P36"><text:span text:style-name="T21"># Intersecting Lists With set()</text:span><text:line-break/><text:span text:style-name="T21"># set</text:span><text:line-break/><text:span text:style-name="T91">list_set = [</text:span><text:span text:style-name="T97">1</text:span><text:span text:style-name="T101">, </text:span><text:span text:style-name="T97">2</text:span><text:span text:style-name="T91">]</text:span><text:line-break/><text:span text:style-name="T91">list_set1 = [</text:span><text:span text:style-name="T97">3</text:span><text:span text:style-name="T101">, </text:span><text:span text:style-name="T97">2</text:span><text:span text:style-name="T91">]</text:span><text:line-break/><text:span text:style-name="T107">print</text:span><text:span text:style-name="T91">(</text:span><text:span text:style-name="T107">list</text:span><text:span text:style-name="T91">(</text:span><text:span text:style-name="T107">set</text:span><text:span text:style-name="T91">(list_set) &amp; </text:span><text:span text:style-name="T107">set</text:span><text:span text:style-name="T91">(list_set1)))</text:span><text:line-break/><text:span text:style-name="T21"># [2]</text:span><text:line-break/><text:line-break/><text:span text:style-name="T21"># Use `intersection()`</text:span><text:line-break/><text:span text:style-name="T91">list_intersection = [</text:span><text:span text:style-name="T97">1</text:span><text:span text:style-name="T101">, </text:span><text:span text:style-name="T97">2</text:span><text:span text:style-name="T91">]</text:span><text:line-break/><text:span text:style-name="T91">list_intersection1 = [</text:span><text:span text:style-name="T97">2</text:span><text:span text:style-name="T101">, </text:span><text:span text:style-name="T97">3</text:span><text:span text:style-name="T91">]</text:span><text:line-break/><text:span text:style-name="T107">print</text:span><text:span text:style-name="T91">(</text:span><text:span text:style-name="T107">list</text:span><text:span text:style-name="T91">(</text:span><text:span text:style-name="T107">set</text:span><text:span text:style-name="T91">(list_intersection).intersection(list_intersection1)))</text:span><text:line-break/><text:span text:style-name="T91">[</text:span><text:span text:style-name="T97">2</text:span><text:span text:style-name="T91">]</text:span></text:p>
      <text:p text:style-name="Standard"/>
      <text:p text:style-name="Text_20_body">In the first example, you convert both lists to sets, intersect them and then output them again as a list. The order in the outputted list will be arbitrary. You can also convert the larger of the two lists into a set, after which you can get the intersection of that set with any iterable using <text:span text:style-name="Source_20_Text">intersection()</text:span>.</text:p>
      <text:p text:style-name="Text_20_body"><text:span text:style-name="Strong_20_Emphasis">Note</text:span> that for these two approaches to work, your list should not contain other lists. That is why <text:span text:style-name="Source_20_Text">list2</text:span> looks different.</text:p>
      <text:p text:style-name="Text_20_body"/>
      <text:h text:style-name="Heading_20_2" text:outline-level="2"><text:span text:style-name="T124">14. </text:span>How To Remove Duplicates From A List<text:span text:style-name="T123">x</text:span></text:h>
      <text:p text:style-name="P43">To create a set from any iterable, you can simply pass it to the built-in <text:span text:style-name="Source_20_Text">set()</text:span> function. If you later need a real list again, you can similarly pass the set to the <text:span text:style-name="Source_20_Text">list()</text:span> function.</text:p>
      <text:p text:style-name="Text_20_body"><text:span text:style-name="Strong_20_Emphasis">Remember</text:span> that an iterable can be a list, dictionary, … Check whether a variable is an iterable by applying the method <text:span text:style-name="Source_20_Text">.__iter__</text:span> to it.</text:p>
      <text:p text:style-name="P22"><text:span text:style-name="T21"># How To Remove Duplicates From A List in Python</text:span><text:line-break/><text:span text:style-name="T91">dup = [</text:span><text:span text:style-name="T97">1</text:span><text:span text:style-name="T101">, </text:span><text:span text:style-name="T97">2</text:span><text:span text:style-name="T101">, </text:span><text:span text:style-name="T97">3</text:span><text:span text:style-name="T101">, </text:span><text:span text:style-name="T97">1</text:span><text:span text:style-name="T101">, </text:span><text:span text:style-name="T97">2</text:span><text:span text:style-name="T101">, </text:span><text:span text:style-name="T97">5</text:span><text:span text:style-name="T101">, </text:span><text:span text:style-name="T97">6</text:span><text:span text:style-name="T101">, </text:span><text:span text:style-name="T97">7</text:span><text:span text:style-name="T101">, </text:span><text:span text:style-name="T97">8</text:span><text:span text:style-name="T91">]</text:span><text:line-break/><text:line-break/><text:span text:style-name="T21"># Print the unique `duplicates` list</text:span><text:line-break/><text:span text:style-name="T107">print</text:span><text:span text:style-name="T91">(</text:span><text:span text:style-name="T107">list</text:span><text:span text:style-name="T91">(</text:span><text:span text:style-name="T107">set</text:span><text:span text:style-name="T91">(dup)))</text:span><text:line-break/><text:span text:style-name="T21"># [1, 2, 3, 5, 6, 7, 8]</text:span></text:p>
      <text:p text:style-name="P22"/>
      <text:p text:style-name="Text_20_body"/>
      <text:p text:style-name="P65"/>
      <text:p text:style-name="P33"/>
      <text:p text:style-name="P33"/>
      <text:p text:style-name="P81"/>
      <text:p text:style-name="P62"/>
      <text:p text:style-name="P30"/>
      <text:p text:style-name="P60"/>
      <text:p text:style-name="P60"/>
      <text:p text:style-name="P59"/>
      <text:p text:style-name="P24"/>
      <text:p text:style-name="P26"><text:soft-page-break/></text:p>
      <text:h text:style-name="P1" text:outline-level="3"/>
      <text:p text:style-name="P44"/>
      <text:p text:style-name="P45"/>
      <text:p text:style-name="P26"/>
      <text:p text:style-name="P10"/>
      <text:p text:style-name="P42"/>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 Mono2" svg:font-family="'JetBrains Mono'"/>
    <style:font-face style:name="Lohit Devanagari1" svg:font-family="'Lohit Devanagari'"/>
    <style:font-face style:name="Lora" svg:font-family="Lora, serif"/>
    <style:font-face style:name="JetBrains Mono1"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09:40:13.076500409</meta:creation-date>
    <dc:date>2020-07-16T22:33:40.184981027</dc:date>
    <meta:editing-duration>PT1H6M57S</meta:editing-duration>
    <meta:editing-cycles>5</meta:editing-cycles>
    <meta:generator>LibreOffice/6.4.4.2$Linux_X86_64 LibreOffice_project/40$Build-2</meta:generator>
    <meta:document-statistic meta:table-count="1" meta:image-count="0" meta:object-count="0" meta:page-count="15" meta:paragraph-count="203" meta:word-count="3901" meta:character-count="21732" meta:non-whitespace-character-count="18000"/>
  </office:meta>
</office:document-meta>
</file>